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ockData" table:style-name="ta1">
        <table:table-column table:style-name="co1" table:number-columns-repeated="14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664167155162318" calcext:value-type="float">
            <text:p>0.664167155162318</text:p>
          </table:table-cell>
          <table:table-cell office:value-type="float" office:value="0.561793288600584" calcext:value-type="float">
            <text:p>0.561793288600584</text:p>
          </table:table-cell>
          <table:table-cell office:value-type="float" office:value="0.965071739757887" calcext:value-type="float">
            <text:p>0.965071739757887</text:p>
          </table:table-cell>
          <table:table-cell office:value-type="float" office:value="0.636767599799097" calcext:value-type="float">
            <text:p>0.636767599799097</text:p>
          </table:table-cell>
          <table:table-cell office:value-type="float" office:value="0.220211451429504" calcext:value-type="float">
            <text:p>0.220211451429504</text:p>
          </table:table-cell>
          <table:table-cell office:value-type="float" office:value="0.990512001633877" calcext:value-type="float">
            <text:p>0.990512001633877</text:p>
          </table:table-cell>
          <table:table-cell office:value-type="float" office:value="0.450698535178085" calcext:value-type="float">
            <text:p>0.450698535178085</text:p>
          </table:table-cell>
          <table:table-cell office:value-type="float" office:value="0.344712512279465" calcext:value-type="float">
            <text:p>0.344712512279465</text:p>
          </table:table-cell>
          <table:table-cell office:value-type="float" office:value="0.0266348433781092" calcext:value-type="float">
            <text:p>0.026634843378109</text:p>
          </table:table-cell>
          <table:table-cell office:value-type="float" office:value="0.290950526907986" calcext:value-type="float">
            <text:p>0.290950526907986</text:p>
          </table:table-cell>
          <table:table-cell office:value-type="float" office:value="0.168759985918245" calcext:value-type="float">
            <text:p>0.168759985918245</text:p>
          </table:table-cell>
          <table:table-cell office:value-type="float" office:value="0.126708072908366" calcext:value-type="float">
            <text:p>0.126708072908366</text:p>
          </table:table-cell>
          <table:table-cell office:value-type="float" office:value="0.283681623784847" calcext:value-type="float">
            <text:p>0.283681623784847</text:p>
          </table:table-cell>
          <table:table-cell office:value-type="float" office:value="0.669907182998612" calcext:value-type="float">
            <text:p>0.669907182998612</text:p>
          </table:table-cell>
          <table:table-cell/>
        </table:table-row>
        <table:table-row table:style-name="ro1">
          <table:table-cell office:value-type="float" office:value="0.937284300305452" calcext:value-type="float">
            <text:p>0.937284300305452</text:p>
          </table:table-cell>
          <table:table-cell office:value-type="float" office:value="0.200537254634644" calcext:value-type="float">
            <text:p>0.200537254634644</text:p>
          </table:table-cell>
          <table:table-cell office:value-type="float" office:value="0.362654868191295" calcext:value-type="float">
            <text:p>0.362654868191295</text:p>
          </table:table-cell>
          <table:table-cell office:value-type="float" office:value="0.319259224911251" calcext:value-type="float">
            <text:p>0.319259224911251</text:p>
          </table:table-cell>
          <table:table-cell office:value-type="float" office:value="0.565919856249186" calcext:value-type="float">
            <text:p>0.565919856249186</text:p>
          </table:table-cell>
          <table:table-cell office:value-type="float" office:value="0.105402682255093" calcext:value-type="float">
            <text:p>0.105402682255093</text:p>
          </table:table-cell>
          <table:table-cell office:value-type="float" office:value="0.172539527751753" calcext:value-type="float">
            <text:p>0.172539527751753</text:p>
          </table:table-cell>
          <table:table-cell office:value-type="float" office:value="0.126826282697783" calcext:value-type="float">
            <text:p>0.126826282697783</text:p>
          </table:table-cell>
          <table:table-cell office:value-type="float" office:value="0.959219631945513" calcext:value-type="float">
            <text:p>0.959219631945513</text:p>
          </table:table-cell>
          <table:table-cell office:value-type="float" office:value="0.977139357254262" calcext:value-type="float">
            <text:p>0.977139357254262</text:p>
          </table:table-cell>
          <table:table-cell office:value-type="float" office:value="0.199766901966206" calcext:value-type="float">
            <text:p>0.199766901966206</text:p>
          </table:table-cell>
          <table:table-cell office:value-type="float" office:value="0.177456099019886" calcext:value-type="float">
            <text:p>0.177456099019886</text:p>
          </table:table-cell>
          <table:table-cell office:value-type="float" office:value="0.208771292380465" calcext:value-type="float">
            <text:p>0.208771292380465</text:p>
          </table:table-cell>
          <table:table-cell office:value-type="float" office:value="0.928386988397928" calcext:value-type="float">
            <text:p>0.928386988397928</text:p>
          </table:table-cell>
          <table:table-cell/>
        </table:table-row>
        <table:table-row table:style-name="ro1">
          <table:table-cell office:value-type="float" office:value="0.482754995327842" calcext:value-type="float">
            <text:p>0.482754995327842</text:p>
          </table:table-cell>
          <table:table-cell office:value-type="float" office:value="0.990471941792428" calcext:value-type="float">
            <text:p>0.990471941792428</text:p>
          </table:table-cell>
          <table:table-cell office:value-type="float" office:value="0.433586303062832" calcext:value-type="float">
            <text:p>0.433586303062832</text:p>
          </table:table-cell>
          <table:table-cell office:value-type="float" office:value="0.387652891936634" calcext:value-type="float">
            <text:p>0.387652891936634</text:p>
          </table:table-cell>
          <table:table-cell office:value-type="float" office:value="0.0589310173007095" calcext:value-type="float">
            <text:p>0.05893101730071</text:p>
          </table:table-cell>
          <table:table-cell office:value-type="float" office:value="0.74213296436541" calcext:value-type="float">
            <text:p>0.74213296436541</text:p>
          </table:table-cell>
          <table:table-cell office:value-type="float" office:value="0.581857953129886" calcext:value-type="float">
            <text:p>0.581857953129886</text:p>
          </table:table-cell>
          <table:table-cell office:value-type="float" office:value="0.501979520060468" calcext:value-type="float">
            <text:p>0.501979520060468</text:p>
          </table:table-cell>
          <table:table-cell office:value-type="float" office:value="0.472359570369166" calcext:value-type="float">
            <text:p>0.472359570369166</text:p>
          </table:table-cell>
          <table:table-cell office:value-type="float" office:value="0.548835316293777" calcext:value-type="float">
            <text:p>0.548835316293777</text:p>
          </table:table-cell>
          <table:table-cell office:value-type="float" office:value="0.0707833620451338" calcext:value-type="float">
            <text:p>0.070783362045134</text:p>
          </table:table-cell>
          <table:table-cell office:value-type="float" office:value="0.921309695415921" calcext:value-type="float">
            <text:p>0.921309695415921</text:p>
          </table:table-cell>
          <table:table-cell office:value-type="float" office:value="0.504560915354952" calcext:value-type="float">
            <text:p>0.504560915354952</text:p>
          </table:table-cell>
          <table:table-cell office:value-type="float" office:value="0.266614764711442" calcext:value-type="float">
            <text:p>0.266614764711442</text:p>
          </table:table-cell>
          <table:table-cell/>
        </table:table-row>
        <table:table-row table:style-name="ro1">
          <table:table-cell office:value-type="float" office:value="0.118187589059575" calcext:value-type="float">
            <text:p>0.118187589059575</text:p>
          </table:table-cell>
          <table:table-cell office:value-type="float" office:value="0.652255514996791" calcext:value-type="float">
            <text:p>0.652255514996791</text:p>
          </table:table-cell>
          <table:table-cell office:value-type="float" office:value="0.799602524325039" calcext:value-type="float">
            <text:p>0.799602524325039</text:p>
          </table:table-cell>
          <table:table-cell office:value-type="float" office:value="0.527181439422867" calcext:value-type="float">
            <text:p>0.527181439422867</text:p>
          </table:table-cell>
          <table:table-cell office:value-type="float" office:value="0.40009879532604" calcext:value-type="float">
            <text:p>0.40009879532604</text:p>
          </table:table-cell>
          <table:table-cell office:value-type="float" office:value="0.539779360891514" calcext:value-type="float">
            <text:p>0.539779360891514</text:p>
          </table:table-cell>
          <table:table-cell office:value-type="float" office:value="0.62841551612564" calcext:value-type="float">
            <text:p>0.62841551612564</text:p>
          </table:table-cell>
          <table:table-cell office:value-type="float" office:value="0.42751440421717" calcext:value-type="float">
            <text:p>0.42751440421717</text:p>
          </table:table-cell>
          <table:table-cell office:value-type="float" office:value="0.000410864191786819" calcext:value-type="float">
            <text:p>0.000410864191787</text:p>
          </table:table-cell>
          <table:table-cell office:value-type="float" office:value="0.428977935603893" calcext:value-type="float">
            <text:p>0.428977935603893</text:p>
          </table:table-cell>
          <table:table-cell office:value-type="float" office:value="0.203035703678345" calcext:value-type="float">
            <text:p>0.203035703678345</text:p>
          </table:table-cell>
          <table:table-cell office:value-type="float" office:value="0.212819753476898" calcext:value-type="float">
            <text:p>0.212819753476898</text:p>
          </table:table-cell>
          <table:table-cell office:value-type="float" office:value="0.0782463275033862" calcext:value-type="float">
            <text:p>0.078246327503386</text:p>
          </table:table-cell>
          <table:table-cell office:value-type="float" office:value="0.71778714161727" calcext:value-type="float">
            <text:p>0.71778714161727</text:p>
          </table:table-cell>
          <table:table-cell/>
        </table:table-row>
        <table:table-row table:style-name="ro1">
          <table:table-cell office:value-type="float" office:value="0.882414470211418" calcext:value-type="float">
            <text:p>0.882414470211418</text:p>
          </table:table-cell>
          <table:table-cell office:value-type="float" office:value="0.86452282771022" calcext:value-type="float">
            <text:p>0.86452282771022</text:p>
          </table:table-cell>
          <table:table-cell office:value-type="float" office:value="0.486643150676929" calcext:value-type="float">
            <text:p>0.486643150676929</text:p>
          </table:table-cell>
          <table:table-cell office:value-type="float" office:value="0.307550220194958" calcext:value-type="float">
            <text:p>0.307550220194958</text:p>
          </table:table-cell>
          <table:table-cell office:value-type="float" office:value="0.431218542813748" calcext:value-type="float">
            <text:p>0.431218542813748</text:p>
          </table:table-cell>
          <table:table-cell office:value-type="float" office:value="0.91085438702166" calcext:value-type="float">
            <text:p>0.91085438702166</text:p>
          </table:table-cell>
          <table:table-cell office:value-type="float" office:value="0.512459888113613" calcext:value-type="float">
            <text:p>0.512459888113613</text:p>
          </table:table-cell>
          <table:table-cell office:value-type="float" office:value="0.888782428733138" calcext:value-type="float">
            <text:p>0.888782428733138</text:p>
          </table:table-cell>
          <table:table-cell office:value-type="float" office:value="0.0714248455841722" calcext:value-type="float">
            <text:p>0.071424845584172</text:p>
          </table:table-cell>
          <table:table-cell office:value-type="float" office:value="0.820535420198553" calcext:value-type="float">
            <text:p>0.820535420198553</text:p>
          </table:table-cell>
          <table:table-cell office:value-type="float" office:value="0.120604719286881" calcext:value-type="float">
            <text:p>0.120604719286881</text:p>
          </table:table-cell>
          <table:table-cell office:value-type="float" office:value="0.915638730221732" calcext:value-type="float">
            <text:p>0.915638730221732</text:p>
          </table:table-cell>
          <table:table-cell office:value-type="float" office:value="0.0996790536088814" calcext:value-type="float">
            <text:p>0.099679053608881</text:p>
          </table:table-cell>
          <table:table-cell office:value-type="float" office:value="0.926616839818762" calcext:value-type="float">
            <text:p>0.926616839818762</text:p>
          </table:table-cell>
          <table:table-cell/>
        </table:table-row>
        <table:table-row table:style-name="ro1">
          <table:table-cell office:value-type="float" office:value="0.614551953851271" calcext:value-type="float">
            <text:p>0.614551953851271</text:p>
          </table:table-cell>
          <table:table-cell office:value-type="float" office:value="0.0137156548358366" calcext:value-type="float">
            <text:p>0.013715654835837</text:p>
          </table:table-cell>
          <table:table-cell office:value-type="float" office:value="0.359370145493147" calcext:value-type="float">
            <text:p>0.359370145493147</text:p>
          </table:table-cell>
          <table:table-cell office:value-type="float" office:value="0.208876262052542" calcext:value-type="float">
            <text:p>0.208876262052542</text:p>
          </table:table-cell>
          <table:table-cell office:value-type="float" office:value="0.904183833057345" calcext:value-type="float">
            <text:p>0.904183833057345</text:p>
          </table:table-cell>
          <table:table-cell office:value-type="float" office:value="0.212854730132351" calcext:value-type="float">
            <text:p>0.212854730132351</text:p>
          </table:table-cell>
          <table:table-cell office:value-type="float" office:value="0.499873628818879" calcext:value-type="float">
            <text:p>0.499873628818879</text:p>
          </table:table-cell>
          <table:table-cell office:value-type="float" office:value="0.0764350148706108" calcext:value-type="float">
            <text:p>0.076435014870611</text:p>
          </table:table-cell>
          <table:table-cell office:value-type="float" office:value="0.388533510312791" calcext:value-type="float">
            <text:p>0.388533510312791</text:p>
          </table:table-cell>
          <table:table-cell office:value-type="float" office:value="0.986113783924743" calcext:value-type="float">
            <text:p>0.986113783924743</text:p>
          </table:table-cell>
          <table:table-cell office:value-type="float" office:value="0.742352649537446" calcext:value-type="float">
            <text:p>0.742352649537446</text:p>
          </table:table-cell>
          <table:table-cell office:value-type="float" office:value="0.46841164318856" calcext:value-type="float">
            <text:p>0.46841164318856</text:p>
          </table:table-cell>
          <table:table-cell office:value-type="float" office:value="0.417048648584055" calcext:value-type="float">
            <text:p>0.417048648584055</text:p>
          </table:table-cell>
          <table:table-cell office:value-type="float" office:value="0.435796137618885" calcext:value-type="float">
            <text:p>0.435796137618885</text:p>
          </table:table-cell>
          <table:table-cell/>
        </table:table-row>
        <table:table-row table:style-name="ro1">
          <table:table-cell office:value-type="float" office:value="0.0705467423731155" calcext:value-type="float">
            <text:p>0.070546742373116</text:p>
          </table:table-cell>
          <table:table-cell office:value-type="float" office:value="0.700070438886207" calcext:value-type="float">
            <text:p>0.700070438886207</text:p>
          </table:table-cell>
          <table:table-cell office:value-type="float" office:value="0.318915195463092" calcext:value-type="float">
            <text:p>0.318915195463092</text:p>
          </table:table-cell>
          <table:table-cell office:value-type="float" office:value="0.633464452244265" calcext:value-type="float">
            <text:p>0.633464452244265</text:p>
          </table:table-cell>
          <table:table-cell office:value-type="float" office:value="0.671216800537876" calcext:value-type="float">
            <text:p>0.671216800537876</text:p>
          </table:table-cell>
          <table:table-cell office:value-type="float" office:value="0.905427619189492" calcext:value-type="float">
            <text:p>0.905427619189492</text:p>
          </table:table-cell>
          <table:table-cell office:value-type="float" office:value="0.021922982153754" calcext:value-type="float">
            <text:p>0.021922982153754</text:p>
          </table:table-cell>
          <table:table-cell office:value-type="float" office:value="0.170355521938439" calcext:value-type="float">
            <text:p>0.170355521938439</text:p>
          </table:table-cell>
          <table:table-cell office:value-type="float" office:value="0.768222541663914" calcext:value-type="float">
            <text:p>0.768222541663914</text:p>
          </table:table-cell>
          <table:table-cell office:value-type="float" office:value="0.60244816554583" calcext:value-type="float">
            <text:p>0.60244816554583</text:p>
          </table:table-cell>
          <table:table-cell office:value-type="float" office:value="0.425985943954367" calcext:value-type="float">
            <text:p>0.425985943954367</text:p>
          </table:table-cell>
          <table:table-cell office:value-type="float" office:value="0.470787141397548" calcext:value-type="float">
            <text:p>0.470787141397548</text:p>
          </table:table-cell>
          <table:table-cell office:value-type="float" office:value="0.67071614999005" calcext:value-type="float">
            <text:p>0.67071614999005</text:p>
          </table:table-cell>
          <table:table-cell office:value-type="float" office:value="0.26277161703922" calcext:value-type="float">
            <text:p>0.26277161703922</text:p>
          </table:table-cell>
          <table:table-cell/>
        </table:table-row>
        <table:table-row table:style-name="ro1">
          <table:table-cell office:value-type="float" office:value="0.0933423414112005" calcext:value-type="float">
            <text:p>0.093342341411201</text:p>
          </table:table-cell>
          <table:table-cell office:value-type="float" office:value="0.864213839537551" calcext:value-type="float">
            <text:p>0.864213839537551</text:p>
          </table:table-cell>
          <table:table-cell office:value-type="float" office:value="0.613994466260956" calcext:value-type="float">
            <text:p>0.613994466260956</text:p>
          </table:table-cell>
          <table:table-cell office:value-type="float" office:value="0.377943064033333" calcext:value-type="float">
            <text:p>0.377943064033333</text:p>
          </table:table-cell>
          <table:table-cell office:value-type="float" office:value="0.50074357145203" calcext:value-type="float">
            <text:p>0.50074357145203</text:p>
          </table:table-cell>
          <table:table-cell office:value-type="float" office:value="0.0487717449733587" calcext:value-type="float">
            <text:p>0.048771744973359</text:p>
          </table:table-cell>
          <table:table-cell office:value-type="float" office:value="0.610721454218257" calcext:value-type="float">
            <text:p>0.610721454218257</text:p>
          </table:table-cell>
          <table:table-cell office:value-type="float" office:value="0.222168395596643" calcext:value-type="float">
            <text:p>0.222168395596643</text:p>
          </table:table-cell>
          <table:table-cell office:value-type="float" office:value="0.909430349171395" calcext:value-type="float">
            <text:p>0.909430349171395</text:p>
          </table:table-cell>
          <table:table-cell office:value-type="float" office:value="0.45763246344715" calcext:value-type="float">
            <text:p>0.45763246344715</text:p>
          </table:table-cell>
          <table:table-cell office:value-type="float" office:value="0.647836970381955" calcext:value-type="float">
            <text:p>0.647836970381955</text:p>
          </table:table-cell>
          <table:table-cell office:value-type="float" office:value="0.732142095393735" calcext:value-type="float">
            <text:p>0.732142095393735</text:p>
          </table:table-cell>
          <table:table-cell office:value-type="float" office:value="0.810412991295358" calcext:value-type="float">
            <text:p>0.810412991295358</text:p>
          </table:table-cell>
          <table:table-cell office:value-type="float" office:value="0.0030262745209142" calcext:value-type="float">
            <text:p>0.003026274520914</text:p>
          </table:table-cell>
          <table:table-cell/>
        </table:table-row>
        <table:table-row table:style-name="ro1">
          <table:table-cell office:value-type="float" office:value="0.178744487991658" calcext:value-type="float">
            <text:p>0.178744487991658</text:p>
          </table:table-cell>
          <table:table-cell office:value-type="float" office:value="0.801536489857304" calcext:value-type="float">
            <text:p>0.801536489857304</text:p>
          </table:table-cell>
          <table:table-cell office:value-type="float" office:value="0.898893835881407" calcext:value-type="float">
            <text:p>0.898893835881407</text:p>
          </table:table-cell>
          <table:table-cell office:value-type="float" office:value="0.653575674660371" calcext:value-type="float">
            <text:p>0.653575674660371</text:p>
          </table:table-cell>
          <table:table-cell office:value-type="float" office:value="0.500513864932409" calcext:value-type="float">
            <text:p>0.500513864932409</text:p>
          </table:table-cell>
          <table:table-cell office:value-type="float" office:value="0.5539039468043" calcext:value-type="float">
            <text:p>0.5539039468043</text:p>
          </table:table-cell>
          <table:table-cell office:value-type="float" office:value="0.578954815030998" calcext:value-type="float">
            <text:p>0.578954815030998</text:p>
          </table:table-cell>
          <table:table-cell office:value-type="float" office:value="0.494552035831759" calcext:value-type="float">
            <text:p>0.494552035831759</text:p>
          </table:table-cell>
          <table:table-cell office:value-type="float" office:value="0.825536892530743" calcext:value-type="float">
            <text:p>0.825536892530743</text:p>
          </table:table-cell>
          <table:table-cell office:value-type="float" office:value="0.895732916720317" calcext:value-type="float">
            <text:p>0.895732916720317</text:p>
          </table:table-cell>
          <table:table-cell office:value-type="float" office:value="0.160321285781895" calcext:value-type="float">
            <text:p>0.160321285781895</text:p>
          </table:table-cell>
          <table:table-cell office:value-type="float" office:value="0.273863896707336" calcext:value-type="float">
            <text:p>0.273863896707336</text:p>
          </table:table-cell>
          <table:table-cell office:value-type="float" office:value="0.544722040444651" calcext:value-type="float">
            <text:p>0.544722040444651</text:p>
          </table:table-cell>
          <table:table-cell office:value-type="float" office:value="0.250899882433467" calcext:value-type="float">
            <text:p>0.250899882433467</text:p>
          </table:table-cell>
          <table:table-cell/>
        </table:table-row>
        <table:table-row table:style-name="ro1">
          <table:table-cell office:value-type="float" office:value="0.898184153352579" calcext:value-type="float">
            <text:p>0.898184153352579</text:p>
          </table:table-cell>
          <table:table-cell office:value-type="float" office:value="0.0163300906658558" calcext:value-type="float">
            <text:p>0.016330090665856</text:p>
          </table:table-cell>
          <table:table-cell office:value-type="float" office:value="0.819414534590714" calcext:value-type="float">
            <text:p>0.819414534590714</text:p>
          </table:table-cell>
          <table:table-cell office:value-type="float" office:value="0.0761454753776886" calcext:value-type="float">
            <text:p>0.076145475377689</text:p>
          </table:table-cell>
          <table:table-cell office:value-type="float" office:value="0.99112954147492" calcext:value-type="float">
            <text:p>0.99112954147492</text:p>
          </table:table-cell>
          <table:table-cell office:value-type="float" office:value="0.372689108866799" calcext:value-type="float">
            <text:p>0.372689108866799</text:p>
          </table:table-cell>
          <table:table-cell office:value-type="float" office:value="0.910279175792103" calcext:value-type="float">
            <text:p>0.910279175792103</text:p>
          </table:table-cell>
          <table:table-cell office:value-type="float" office:value="0.826236167612588" calcext:value-type="float">
            <text:p>0.826236167612588</text:p>
          </table:table-cell>
          <table:table-cell office:value-type="float" office:value="0.0558373035537654" calcext:value-type="float">
            <text:p>0.055837303553765</text:p>
          </table:table-cell>
          <table:table-cell office:value-type="float" office:value="0.482421011267171" calcext:value-type="float">
            <text:p>0.482421011267171</text:p>
          </table:table-cell>
          <table:table-cell office:value-type="float" office:value="0.959710222009299" calcext:value-type="float">
            <text:p>0.959710222009299</text:p>
          </table:table-cell>
          <table:table-cell office:value-type="float" office:value="0.723592333411775" calcext:value-type="float">
            <text:p>0.723592333411775</text:p>
          </table:table-cell>
          <table:table-cell office:value-type="float" office:value="0.801405751136678" calcext:value-type="float">
            <text:p>0.801405751136678</text:p>
          </table:table-cell>
          <table:table-cell office:value-type="float" office:value="0.52904118993341" calcext:value-type="float">
            <text:p>0.52904118993341</text:p>
          </table:table-cell>
          <table:table-cell/>
        </table:table-row>
        <table:table-row table:style-name="ro1">
          <table:table-cell office:value-type="float" office:value="0.527224524480378" calcext:value-type="float">
            <text:p>0.527224524480378</text:p>
          </table:table-cell>
          <table:table-cell office:value-type="float" office:value="0.71850787740151" calcext:value-type="float">
            <text:p>0.71850787740151</text:p>
          </table:table-cell>
          <table:table-cell office:value-type="float" office:value="0.946690704621458" calcext:value-type="float">
            <text:p>0.946690704621458</text:p>
          </table:table-cell>
          <table:table-cell office:value-type="float" office:value="0.822301203046314" calcext:value-type="float">
            <text:p>0.822301203046314</text:p>
          </table:table-cell>
          <table:table-cell office:value-type="float" office:value="0.2982066828716" calcext:value-type="float">
            <text:p>0.2982066828716</text:p>
          </table:table-cell>
          <table:table-cell office:value-type="float" office:value="0.600142779365464" calcext:value-type="float">
            <text:p>0.600142779365464</text:p>
          </table:table-cell>
          <table:table-cell office:value-type="float" office:value="0.288836996247186" calcext:value-type="float">
            <text:p>0.288836996247186</text:p>
          </table:table-cell>
          <table:table-cell office:value-type="float" office:value="0.0679911664254748" calcext:value-type="float">
            <text:p>0.067991166425475</text:p>
          </table:table-cell>
          <table:table-cell office:value-type="float" office:value="0.241772171738378" calcext:value-type="float">
            <text:p>0.241772171738378</text:p>
          </table:table-cell>
          <table:table-cell office:value-type="float" office:value="0.616521760856666" calcext:value-type="float">
            <text:p>0.616521760856666</text:p>
          </table:table-cell>
          <table:table-cell office:value-type="float" office:value="0.361980113446716" calcext:value-type="float">
            <text:p>0.361980113446716</text:p>
          </table:table-cell>
          <table:table-cell office:value-type="float" office:value="0.94951966549311" calcext:value-type="float">
            <text:p>0.94951966549311</text:p>
          </table:table-cell>
          <table:table-cell office:value-type="float" office:value="0.422439476294902" calcext:value-type="float">
            <text:p>0.422439476294902</text:p>
          </table:table-cell>
          <table:table-cell office:value-type="float" office:value="0.860976915674065" calcext:value-type="float">
            <text:p>0.860976915674065</text:p>
          </table:table-cell>
          <table:table-cell/>
        </table:table-row>
        <table:table-row table:style-name="ro1">
          <table:table-cell office:value-type="float" office:value="0.265458123456963" calcext:value-type="float">
            <text:p>0.265458123456963</text:p>
          </table:table-cell>
          <table:table-cell office:value-type="float" office:value="0.719296462293503" calcext:value-type="float">
            <text:p>0.719296462293503</text:p>
          </table:table-cell>
          <table:table-cell office:value-type="float" office:value="0.529191129757753" calcext:value-type="float">
            <text:p>0.529191129757753</text:p>
          </table:table-cell>
          <table:table-cell office:value-type="float" office:value="0.742472933329625" calcext:value-type="float">
            <text:p>0.742472933329625</text:p>
          </table:table-cell>
          <table:table-cell office:value-type="float" office:value="0.26491107597117" calcext:value-type="float">
            <text:p>0.26491107597117</text:p>
          </table:table-cell>
          <table:table-cell office:value-type="float" office:value="0.406939870416131" calcext:value-type="float">
            <text:p>0.406939870416131</text:p>
          </table:table-cell>
          <table:table-cell office:value-type="float" office:value="0.742187503209972" calcext:value-type="float">
            <text:p>0.742187503209972</text:p>
          </table:table-cell>
          <table:table-cell office:value-type="float" office:value="0.380794236398461" calcext:value-type="float">
            <text:p>0.380794236398461</text:p>
          </table:table-cell>
          <table:table-cell office:value-type="float" office:value="0.842520428799724" calcext:value-type="float">
            <text:p>0.842520428799724</text:p>
          </table:table-cell>
          <table:table-cell office:value-type="float" office:value="0.844524585115102" calcext:value-type="float">
            <text:p>0.844524585115102</text:p>
          </table:table-cell>
          <table:table-cell office:value-type="float" office:value="0.353100022267237" calcext:value-type="float">
            <text:p>0.353100022267237</text:p>
          </table:table-cell>
          <table:table-cell office:value-type="float" office:value="0.866713896401711" calcext:value-type="float">
            <text:p>0.866713896401711</text:p>
          </table:table-cell>
          <table:table-cell office:value-type="float" office:value="0.335665448941378" calcext:value-type="float">
            <text:p>0.335665448941378</text:p>
          </table:table-cell>
          <table:table-cell office:value-type="float" office:value="0.774966150482108" calcext:value-type="float">
            <text:p>0.774966150482108</text:p>
          </table:table-cell>
          <table:table-cell/>
        </table:table-row>
        <table:table-row table:style-name="ro1">
          <table:table-cell office:value-type="float" office:value="0.281148341783351" calcext:value-type="float">
            <text:p>0.281148341783351</text:p>
          </table:table-cell>
          <table:table-cell office:value-type="float" office:value="0.549370057600147" calcext:value-type="float">
            <text:p>0.549370057600147</text:p>
          </table:table-cell>
          <table:table-cell office:value-type="float" office:value="0.191621668081542" calcext:value-type="float">
            <text:p>0.191621668081542</text:p>
          </table:table-cell>
          <table:table-cell office:value-type="float" office:value="0.508379556975096" calcext:value-type="float">
            <text:p>0.508379556975096</text:p>
          </table:table-cell>
          <table:table-cell office:value-type="float" office:value="0.114447453284075" calcext:value-type="float">
            <text:p>0.114447453284075</text:p>
          </table:table-cell>
          <table:table-cell office:value-type="float" office:value="0.790611869116103" calcext:value-type="float">
            <text:p>0.790611869116103</text:p>
          </table:table-cell>
          <table:table-cell office:value-type="float" office:value="0.22517045947751" calcext:value-type="float">
            <text:p>0.22517045947751</text:p>
          </table:table-cell>
          <table:table-cell office:value-type="float" office:value="0.185036901518525" calcext:value-type="float">
            <text:p>0.185036901518525</text:p>
          </table:table-cell>
          <table:table-cell office:value-type="float" office:value="0.0335721633320428" calcext:value-type="float">
            <text:p>0.033572163332043</text:p>
          </table:table-cell>
          <table:table-cell office:value-type="float" office:value="0.654898322089436" calcext:value-type="float">
            <text:p>0.654898322089436</text:p>
          </table:table-cell>
          <table:table-cell office:value-type="float" office:value="0.184894650713055" calcext:value-type="float">
            <text:p>0.184894650713055</text:p>
          </table:table-cell>
          <table:table-cell office:value-type="float" office:value="0.223761822622971" calcext:value-type="float">
            <text:p>0.223761822622971</text:p>
          </table:table-cell>
          <table:table-cell office:value-type="float" office:value="0.586271098657551" calcext:value-type="float">
            <text:p>0.586271098657551</text:p>
          </table:table-cell>
          <table:table-cell office:value-type="float" office:value="0.71330672893821" calcext:value-type="float">
            <text:p>0.71330672893821</text:p>
          </table:table-cell>
          <table:table-cell/>
        </table:table-row>
        <table:table-row table:style-name="ro1">
          <table:table-cell office:value-type="float" office:value="0.823536643916485" calcext:value-type="float">
            <text:p>0.823536643916485</text:p>
          </table:table-cell>
          <table:table-cell office:value-type="float" office:value="0.384817816357716" calcext:value-type="float">
            <text:p>0.384817816357716</text:p>
          </table:table-cell>
          <table:table-cell office:value-type="float" office:value="0.959830004846744" calcext:value-type="float">
            <text:p>0.959830004846744</text:p>
          </table:table-cell>
          <table:table-cell office:value-type="float" office:value="0.942787172249948" calcext:value-type="float">
            <text:p>0.942787172249948</text:p>
          </table:table-cell>
          <table:table-cell office:value-type="float" office:value="0.748452879545691" calcext:value-type="float">
            <text:p>0.748452879545691</text:p>
          </table:table-cell>
          <table:table-cell office:value-type="float" office:value="0.659025666669935" calcext:value-type="float">
            <text:p>0.659025666669935</text:p>
          </table:table-cell>
          <table:table-cell office:value-type="float" office:value="0.319269559630682" calcext:value-type="float">
            <text:p>0.319269559630682</text:p>
          </table:table-cell>
          <table:table-cell office:value-type="float" office:value="0.578721233959611" calcext:value-type="float">
            <text:p>0.578721233959611</text:p>
          </table:table-cell>
          <table:table-cell office:value-type="float" office:value="0.672616706390037" calcext:value-type="float">
            <text:p>0.672616706390037</text:p>
          </table:table-cell>
          <table:table-cell office:value-type="float" office:value="0.949466583653077" calcext:value-type="float">
            <text:p>0.949466583653077</text:p>
          </table:table-cell>
          <table:table-cell office:value-type="float" office:value="0.796614425217346" calcext:value-type="float">
            <text:p>0.796614425217346</text:p>
          </table:table-cell>
          <table:table-cell office:value-type="float" office:value="0.167621287442779" calcext:value-type="float">
            <text:p>0.167621287442779</text:p>
          </table:table-cell>
          <table:table-cell office:value-type="float" office:value="0.525449700038188" calcext:value-type="float">
            <text:p>0.525449700038188</text:p>
          </table:table-cell>
          <table:table-cell office:value-type="float" office:value="0.0919153425467867" calcext:value-type="float">
            <text:p>0.091915342546787</text:p>
          </table:table-cell>
          <table:table-cell/>
        </table:table-row>
        <table:table-row table:style-name="ro1">
          <table:table-cell office:value-type="float" office:value="0.69233683977869" calcext:value-type="float">
            <text:p>0.69233683977869</text:p>
          </table:table-cell>
          <table:table-cell office:value-type="float" office:value="0.712779484446334" calcext:value-type="float">
            <text:p>0.712779484446334</text:p>
          </table:table-cell>
          <table:table-cell office:value-type="float" office:value="0.857281065970441" calcext:value-type="float">
            <text:p>0.857281065970441</text:p>
          </table:table-cell>
          <table:table-cell office:value-type="float" office:value="0.870055401006868" calcext:value-type="float">
            <text:p>0.870055401006868</text:p>
          </table:table-cell>
          <table:table-cell office:value-type="float" office:value="0.394599826353316" calcext:value-type="float">
            <text:p>0.394599826353316</text:p>
          </table:table-cell>
          <table:table-cell office:value-type="float" office:value="0.322490157743923" calcext:value-type="float">
            <text:p>0.322490157743923</text:p>
          </table:table-cell>
          <table:table-cell office:value-type="float" office:value="0.855528074724331" calcext:value-type="float">
            <text:p>0.855528074724331</text:p>
          </table:table-cell>
          <table:table-cell office:value-type="float" office:value="0.220898948818818" calcext:value-type="float">
            <text:p>0.220898948818818</text:p>
          </table:table-cell>
          <table:table-cell office:value-type="float" office:value="0.0541400840442733" calcext:value-type="float">
            <text:p>0.054140084044273</text:p>
          </table:table-cell>
          <table:table-cell office:value-type="float" office:value="0.822943811585725" calcext:value-type="float">
            <text:p>0.822943811585725</text:p>
          </table:table-cell>
          <table:table-cell office:value-type="float" office:value="0.385963807800323" calcext:value-type="float">
            <text:p>0.385963807800323</text:p>
          </table:table-cell>
          <table:table-cell office:value-type="float" office:value="0.774809578041754" calcext:value-type="float">
            <text:p>0.774809578041754</text:p>
          </table:table-cell>
          <table:table-cell office:value-type="float" office:value="0.96652557766692" calcext:value-type="float">
            <text:p>0.96652557766692</text:p>
          </table:table-cell>
          <table:table-cell office:value-type="float" office:value="0.64987463764455" calcext:value-type="float">
            <text:p>0.64987463764455</text:p>
          </table:table-cell>
          <table:table-cell/>
        </table:table-row>
        <table:table-row table:style-name="ro1">
          <table:table-cell office:value-type="float" office:value="0.582154567191992" calcext:value-type="float">
            <text:p>0.582154567191992</text:p>
          </table:table-cell>
          <table:table-cell office:value-type="float" office:value="0.578243742297786" calcext:value-type="float">
            <text:p>0.578243742297786</text:p>
          </table:table-cell>
          <table:table-cell office:value-type="float" office:value="0.283581963638324" calcext:value-type="float">
            <text:p>0.283581963638324</text:p>
          </table:table-cell>
          <table:table-cell office:value-type="float" office:value="0.518709971005941" calcext:value-type="float">
            <text:p>0.518709971005941</text:p>
          </table:table-cell>
          <table:table-cell office:value-type="float" office:value="0.304736669363936" calcext:value-type="float">
            <text:p>0.304736669363936</text:p>
          </table:table-cell>
          <table:table-cell office:value-type="float" office:value="0.00107131187833975" calcext:value-type="float">
            <text:p>0.00107131187834</text:p>
          </table:table-cell>
          <table:table-cell office:value-type="float" office:value="0.699158290313212" calcext:value-type="float">
            <text:p>0.699158290313212</text:p>
          </table:table-cell>
          <table:table-cell office:value-type="float" office:value="0.0801713193024215" calcext:value-type="float">
            <text:p>0.080171319302422</text:p>
          </table:table-cell>
          <table:table-cell office:value-type="float" office:value="0.088609778413623" calcext:value-type="float">
            <text:p>0.088609778413623</text:p>
          </table:table-cell>
          <table:table-cell office:value-type="float" office:value="0.789690122522146" calcext:value-type="float">
            <text:p>0.789690122522146</text:p>
          </table:table-cell>
          <table:table-cell office:value-type="float" office:value="0.504733441790337" calcext:value-type="float">
            <text:p>0.504733441790337</text:p>
          </table:table-cell>
          <table:table-cell office:value-type="float" office:value="0.114112358548864" calcext:value-type="float">
            <text:p>0.114112358548864</text:p>
          </table:table-cell>
          <table:table-cell office:value-type="float" office:value="0.255948873152962" calcext:value-type="float">
            <text:p>0.255948873152962</text:p>
          </table:table-cell>
          <table:table-cell office:value-type="float" office:value="0.466278882322775" calcext:value-type="float">
            <text:p>0.466278882322775</text:p>
          </table:table-cell>
          <table:table-cell/>
        </table:table-row>
        <table:table-row table:style-name="ro1">
          <table:table-cell office:value-type="float" office:value="0.183924061731167" calcext:value-type="float">
            <text:p>0.183924061731167</text:p>
          </table:table-cell>
          <table:table-cell office:value-type="float" office:value="0.369858910650138" calcext:value-type="float">
            <text:p>0.369858910650138</text:p>
          </table:table-cell>
          <table:table-cell office:value-type="float" office:value="0.43100103080774" calcext:value-type="float">
            <text:p>0.43100103080774</text:p>
          </table:table-cell>
          <table:table-cell office:value-type="float" office:value="0.942781703647773" calcext:value-type="float">
            <text:p>0.942781703647773</text:p>
          </table:table-cell>
          <table:table-cell office:value-type="float" office:value="0.207951007056118" calcext:value-type="float">
            <text:p>0.207951007056118</text:p>
          </table:table-cell>
          <table:table-cell office:value-type="float" office:value="0.160520282799777" calcext:value-type="float">
            <text:p>0.160520282799777</text:p>
          </table:table-cell>
          <table:table-cell office:value-type="float" office:value="0.942690312315255" calcext:value-type="float">
            <text:p>0.942690312315255</text:p>
          </table:table-cell>
          <table:table-cell office:value-type="float" office:value="0.628054663457162" calcext:value-type="float">
            <text:p>0.628054663457162</text:p>
          </table:table-cell>
          <table:table-cell office:value-type="float" office:value="0.557072168818904" calcext:value-type="float">
            <text:p>0.557072168818904</text:p>
          </table:table-cell>
          <table:table-cell office:value-type="float" office:value="0.488971482098558" calcext:value-type="float">
            <text:p>0.488971482098558</text:p>
          </table:table-cell>
          <table:table-cell office:value-type="float" office:value="0.579483389128909" calcext:value-type="float">
            <text:p>0.579483389128909</text:p>
          </table:table-cell>
          <table:table-cell office:value-type="float" office:value="0.824127563183807" calcext:value-type="float">
            <text:p>0.824127563183807</text:p>
          </table:table-cell>
          <table:table-cell office:value-type="float" office:value="0.892696715682276" calcext:value-type="float">
            <text:p>0.892696715682276</text:p>
          </table:table-cell>
          <table:table-cell office:value-type="float" office:value="0.225925026027004" calcext:value-type="float">
            <text:p>0.225925026027004</text:p>
          </table:table-cell>
          <table:table-cell/>
        </table:table-row>
        <table:table-row table:style-name="ro1">
          <table:table-cell office:value-type="float" office:value="0.590983112982717" calcext:value-type="float">
            <text:p>0.590983112982717</text:p>
          </table:table-cell>
          <table:table-cell office:value-type="float" office:value="0.762155394049754" calcext:value-type="float">
            <text:p>0.762155394049754</text:p>
          </table:table-cell>
          <table:table-cell office:value-type="float" office:value="0.118309534635041" calcext:value-type="float">
            <text:p>0.118309534635041</text:p>
          </table:table-cell>
          <table:table-cell office:value-type="float" office:value="0.547084389480988" calcext:value-type="float">
            <text:p>0.547084389480988</text:p>
          </table:table-cell>
          <table:table-cell office:value-type="float" office:value="0.97156563087434" calcext:value-type="float">
            <text:p>0.97156563087434</text:p>
          </table:table-cell>
          <table:table-cell office:value-type="float" office:value="0.0899220049375705" calcext:value-type="float">
            <text:p>0.089922004937571</text:p>
          </table:table-cell>
          <table:table-cell office:value-type="float" office:value="0.1550402326541" calcext:value-type="float">
            <text:p>0.1550402326541</text:p>
          </table:table-cell>
          <table:table-cell office:value-type="float" office:value="0.398664496041382" calcext:value-type="float">
            <text:p>0.398664496041382</text:p>
          </table:table-cell>
          <table:table-cell office:value-type="float" office:value="0.792848409966591" calcext:value-type="float">
            <text:p>0.792848409966591</text:p>
          </table:table-cell>
          <table:table-cell office:value-type="float" office:value="0.279447517550237" calcext:value-type="float">
            <text:p>0.279447517550237</text:p>
          </table:table-cell>
          <table:table-cell office:value-type="float" office:value="0.299502954818685" calcext:value-type="float">
            <text:p>0.299502954818685</text:p>
          </table:table-cell>
          <table:table-cell office:value-type="float" office:value="0.0237107299664291" calcext:value-type="float">
            <text:p>0.023710729966429</text:p>
          </table:table-cell>
          <table:table-cell office:value-type="float" office:value="0.400758018303216" calcext:value-type="float">
            <text:p>0.400758018303216</text:p>
          </table:table-cell>
          <table:table-cell office:value-type="float" office:value="0.0746428835793823" calcext:value-type="float">
            <text:p>0.074642883579382</text:p>
          </table:table-cell>
          <table:table-cell/>
        </table:table-row>
        <table:table-row table:style-name="ro1">
          <table:table-cell office:value-type="float" office:value="0.108545212288948" calcext:value-type="float">
            <text:p>0.108545212288948</text:p>
          </table:table-cell>
          <table:table-cell office:value-type="float" office:value="0.432224488548334" calcext:value-type="float">
            <text:p>0.432224488548334</text:p>
          </table:table-cell>
          <table:table-cell office:value-type="float" office:value="0.0288448301932949" calcext:value-type="float">
            <text:p>0.028844830193295</text:p>
          </table:table-cell>
          <table:table-cell office:value-type="float" office:value="0.383944024546583" calcext:value-type="float">
            <text:p>0.383944024546583</text:p>
          </table:table-cell>
          <table:table-cell office:value-type="float" office:value="0.777623658621001" calcext:value-type="float">
            <text:p>0.777623658621001</text:p>
          </table:table-cell>
          <table:table-cell office:value-type="float" office:value="0.941893454717686" calcext:value-type="float">
            <text:p>0.941893454717686</text:p>
          </table:table-cell>
          <table:table-cell office:value-type="float" office:value="0.253066318125176" calcext:value-type="float">
            <text:p>0.253066318125176</text:p>
          </table:table-cell>
          <table:table-cell office:value-type="float" office:value="0.386887250051758" calcext:value-type="float">
            <text:p>0.386887250051758</text:p>
          </table:table-cell>
          <table:table-cell office:value-type="float" office:value="0.501912650508274" calcext:value-type="float">
            <text:p>0.501912650508274</text:p>
          </table:table-cell>
          <table:table-cell office:value-type="float" office:value="0.286704253970096" calcext:value-type="float">
            <text:p>0.286704253970096</text:p>
          </table:table-cell>
          <table:table-cell office:value-type="float" office:value="0.60726251795786" calcext:value-type="float">
            <text:p>0.60726251795786</text:p>
          </table:table-cell>
          <table:table-cell office:value-type="float" office:value="0.085842756444119" calcext:value-type="float">
            <text:p>0.085842756444119</text:p>
          </table:table-cell>
          <table:table-cell office:value-type="float" office:value="0.91266324157191" calcext:value-type="float">
            <text:p>0.91266324157191</text:p>
          </table:table-cell>
          <table:table-cell office:value-type="float" office:value="0.287331343752319" calcext:value-type="float">
            <text:p>0.287331343752319</text:p>
          </table:table-cell>
          <table:table-cell/>
        </table:table-row>
        <table:table-row table:style-name="ro1">
          <table:table-cell office:value-type="float" office:value="0.562931361908773" calcext:value-type="float">
            <text:p>0.562931361908773</text:p>
          </table:table-cell>
          <table:table-cell office:value-type="float" office:value="0.616328320381008" calcext:value-type="float">
            <text:p>0.616328320381008</text:p>
          </table:table-cell>
          <table:table-cell office:value-type="float" office:value="0.604578603757656" calcext:value-type="float">
            <text:p>0.604578603757656</text:p>
          </table:table-cell>
          <table:table-cell office:value-type="float" office:value="0.813834738905823" calcext:value-type="float">
            <text:p>0.813834738905823</text:p>
          </table:table-cell>
          <table:table-cell office:value-type="float" office:value="0.190252841666197" calcext:value-type="float">
            <text:p>0.190252841666197</text:p>
          </table:table-cell>
          <table:table-cell office:value-type="float" office:value="0.585677178791015" calcext:value-type="float">
            <text:p>0.585677178791015</text:p>
          </table:table-cell>
          <table:table-cell office:value-type="float" office:value="0.114250849153543" calcext:value-type="float">
            <text:p>0.114250849153543</text:p>
          </table:table-cell>
          <table:table-cell office:value-type="float" office:value="0.860286077837039" calcext:value-type="float">
            <text:p>0.860286077837039</text:p>
          </table:table-cell>
          <table:table-cell office:value-type="float" office:value="0.631808233701889" calcext:value-type="float">
            <text:p>0.631808233701889</text:p>
          </table:table-cell>
          <table:table-cell office:value-type="float" office:value="0.353670474044655" calcext:value-type="float">
            <text:p>0.353670474044655</text:p>
          </table:table-cell>
          <table:table-cell office:value-type="float" office:value="0.963891898682832" calcext:value-type="float">
            <text:p>0.963891898682832</text:p>
          </table:table-cell>
          <table:table-cell office:value-type="float" office:value="0.929602087723446" calcext:value-type="float">
            <text:p>0.929602087723446</text:p>
          </table:table-cell>
          <table:table-cell office:value-type="float" office:value="0.189197271348633" calcext:value-type="float">
            <text:p>0.189197271348633</text:p>
          </table:table-cell>
          <table:table-cell office:value-type="float" office:value="0.0468169567539751" calcext:value-type="float">
            <text:p>0.04681695675397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.592324977579046" calcext:value-type="float">
            <text:p>0.592324977579046</text:p>
          </table:table-cell>
          <table:table-cell office:value-type="float" office:value="0.653710011449845" calcext:value-type="float">
            <text:p>0.653710011449845</text:p>
          </table:table-cell>
          <table:table-cell office:value-type="float" office:value="0.903875873442127" calcext:value-type="float">
            <text:p>0.903875873442127</text:p>
          </table:table-cell>
          <table:table-cell office:value-type="float" office:value="0.716925101809036" calcext:value-type="float">
            <text:p>0.716925101809036</text:p>
          </table:table-cell>
          <table:table-cell office:value-type="float" office:value="0.3089151778913" calcext:value-type="float">
            <text:p>0.3089151778913</text:p>
          </table:table-cell>
          <table:table-cell office:value-type="float" office:value="0.903683781727895" calcext:value-type="float">
            <text:p>0.903683781727895</text:p>
          </table:table-cell>
          <table:table-cell office:value-type="float" office:value="0.366244217427898" calcext:value-type="float">
            <text:p>0.366244217427898</text:p>
          </table:table-cell>
          <table:table-cell office:value-type="float" office:value="0.429660399906914" calcext:value-type="float">
            <text:p>0.429660399906914</text:p>
          </table:table-cell>
          <table:table-cell office:value-type="float" office:value="-0.110799004348297" calcext:value-type="float">
            <text:p>-0.110799004348297</text:p>
          </table:table-cell>
          <table:table-cell office:value-type="float" office:value="0.389642279837742" calcext:value-type="float">
            <text:p>0.389642279837742</text:p>
          </table:table-cell>
          <table:table-cell office:value-type="float" office:value="0.196316556290704" calcext:value-type="float">
            <text:p>0.196316556290704</text:p>
          </table:table-cell>
          <table:table-cell office:value-type="float" office:value="0.135569602804926" calcext:value-type="float">
            <text:p>0.135569602804926</text:p>
          </table:table-cell>
          <table:table-cell office:value-type="float" office:value="0.236816589553356" calcext:value-type="float">
            <text:p>0.236816589553356</text:p>
          </table:table-cell>
          <table:table-cell office:value-type="float" office:value="0.658312992354188" calcext:value-type="float">
            <text:p>0.658312992354188</text:p>
          </table:table-cell>
          <table:table-cell/>
        </table:table-row>
        <table:table-row table:style-name="ro1">
          <table:table-cell office:value-type="float" office:value="0.9129186665234" calcext:value-type="float">
            <text:p>0.9129186665234</text:p>
          </table:table-cell>
          <table:table-cell office:value-type="float" office:value="0.335897269612632" calcext:value-type="float">
            <text:p>0.335897269612632</text:p>
          </table:table-cell>
          <table:table-cell office:value-type="float" office:value="0.274715876512653" calcext:value-type="float">
            <text:p>0.274715876512653</text:p>
          </table:table-cell>
          <table:table-cell office:value-type="float" office:value="0.376473719487904" calcext:value-type="float">
            <text:p>0.376473719487904</text:p>
          </table:table-cell>
          <table:table-cell office:value-type="float" office:value="0.674089112004967" calcext:value-type="float">
            <text:p>0.674089112004967</text:p>
          </table:table-cell>
          <table:table-cell office:value-type="float" office:value="0.0975849723770927" calcext:value-type="float">
            <text:p>0.097584972377093</text:p>
          </table:table-cell>
          <table:table-cell office:value-type="float" office:value="0.188290373678391" calcext:value-type="float">
            <text:p>0.188290373678391</text:p>
          </table:table-cell>
          <table:table-cell office:value-type="float" office:value="0.0839733993510396" calcext:value-type="float">
            <text:p>0.08397339935104</text:p>
          </table:table-cell>
          <table:table-cell office:value-type="float" office:value="0.79974778854919" calcext:value-type="float">
            <text:p>0.79974778854919</text:p>
          </table:table-cell>
          <table:table-cell office:value-type="float" office:value="1.09379429255489" calcext:value-type="float">
            <text:p>1.09379429255489</text:p>
          </table:table-cell>
          <table:table-cell office:value-type="float" office:value="0.255770078126152" calcext:value-type="float">
            <text:p>0.255770078126152</text:p>
          </table:table-cell>
          <table:table-cell office:value-type="float" office:value="0.206523243434534" calcext:value-type="float">
            <text:p>0.206523243434534</text:p>
          </table:table-cell>
          <table:table-cell office:value-type="float" office:value="0.0810373605564858" calcext:value-type="float">
            <text:p>0.081037360556486</text:p>
          </table:table-cell>
          <table:table-cell office:value-type="float" office:value="0.798084906633793" calcext:value-type="float">
            <text:p>0.798084906633793</text:p>
          </table:table-cell>
          <table:table-cell/>
        </table:table-row>
        <table:table-row table:style-name="ro1">
          <table:table-cell office:value-type="float" office:value="0.311818532439042" calcext:value-type="float">
            <text:p>0.311818532439042</text:p>
          </table:table-cell>
          <table:table-cell office:value-type="float" office:value="0.948411305062377" calcext:value-type="float">
            <text:p>0.948411305062377</text:p>
          </table:table-cell>
          <table:table-cell office:value-type="float" office:value="0.38563131805667" calcext:value-type="float">
            <text:p>0.38563131805667</text:p>
          </table:table-cell>
          <table:table-cell office:value-type="float" office:value="0.488021812674823" calcext:value-type="float">
            <text:p>0.488021812674823</text:p>
          </table:table-cell>
          <table:table-cell office:value-type="float" office:value="0.103015338435787" calcext:value-type="float">
            <text:p>0.103015338435787</text:p>
          </table:table-cell>
          <table:table-cell office:value-type="float" office:value="0.678500122386578" calcext:value-type="float">
            <text:p>0.678500122386578</text:p>
          </table:table-cell>
          <table:table-cell office:value-type="float" office:value="0.572643697431952" calcext:value-type="float">
            <text:p>0.572643697431952</text:p>
          </table:table-cell>
          <table:table-cell office:value-type="float" office:value="0.666461619398014" calcext:value-type="float">
            <text:p>0.666461619398014</text:p>
          </table:table-cell>
          <table:table-cell office:value-type="float" office:value="0.481074941258239" calcext:value-type="float">
            <text:p>0.481074941258239</text:p>
          </table:table-cell>
          <table:table-cell office:value-type="float" office:value="0.538846784980909" calcext:value-type="float">
            <text:p>0.538846784980909</text:p>
          </table:table-cell>
          <table:table-cell office:value-type="float" office:value="0.128053229459192" calcext:value-type="float">
            <text:p>0.128053229459192</text:p>
          </table:table-cell>
          <table:table-cell office:value-type="float" office:value="0.883710540733655" calcext:value-type="float">
            <text:p>0.883710540733655</text:p>
          </table:table-cell>
          <table:table-cell office:value-type="float" office:value="0.418014392681461" calcext:value-type="float">
            <text:p>0.418014392681461</text:p>
          </table:table-cell>
          <table:table-cell office:value-type="float" office:value="0.432898043097288" calcext:value-type="float">
            <text:p>0.432898043097288</text:p>
          </table:table-cell>
          <table:table-cell/>
        </table:table-row>
        <table:table-row table:style-name="ro1">
          <table:table-cell office:value-type="float" office:value="0.356911776126685" calcext:value-type="float">
            <text:p>0.356911776126685</text:p>
          </table:table-cell>
          <table:table-cell office:value-type="float" office:value="0.696828849050479" calcext:value-type="float">
            <text:p>0.696828849050479</text:p>
          </table:table-cell>
          <table:table-cell office:value-type="float" office:value="0.879884949395652" calcext:value-type="float">
            <text:p>0.879884949395652</text:p>
          </table:table-cell>
          <table:table-cell office:value-type="float" office:value="0.439297473944127" calcext:value-type="float">
            <text:p>0.439297473944127</text:p>
          </table:table-cell>
          <table:table-cell office:value-type="float" office:value="0.346171597405007" calcext:value-type="float">
            <text:p>0.346171597405007</text:p>
          </table:table-cell>
          <table:table-cell office:value-type="float" office:value="0.544500196077383" calcext:value-type="float">
            <text:p>0.544500196077383</text:p>
          </table:table-cell>
          <table:table-cell office:value-type="float" office:value="0.545296101237582" calcext:value-type="float">
            <text:p>0.545296101237582</text:p>
          </table:table-cell>
          <table:table-cell office:value-type="float" office:value="0.285244605159062" calcext:value-type="float">
            <text:p>0.285244605159062</text:p>
          </table:table-cell>
          <table:table-cell office:value-type="float" office:value="0.00314339527645689" calcext:value-type="float">
            <text:p>0.003143395276457</text:p>
          </table:table-cell>
          <table:table-cell office:value-type="float" office:value="0.381150775994778" calcext:value-type="float">
            <text:p>0.381150775994778</text:p>
          </table:table-cell>
          <table:table-cell office:value-type="float" office:value="0.0865113318205544" calcext:value-type="float">
            <text:p>0.086511331820554</text:p>
          </table:table-cell>
          <table:table-cell office:value-type="float" office:value="0.276475385934131" calcext:value-type="float">
            <text:p>0.276475385934131</text:p>
          </table:table-cell>
          <table:table-cell office:value-type="float" office:value="0.248696787420911" calcext:value-type="float">
            <text:p>0.248696787420911</text:p>
          </table:table-cell>
          <table:table-cell office:value-type="float" office:value="0.593333277624295" calcext:value-type="float">
            <text:p>0.593333277624295</text:p>
          </table:table-cell>
          <table:table-cell/>
        </table:table-row>
        <table:table-row table:style-name="ro1">
          <table:table-cell office:value-type="float" office:value="0.894724126351651" calcext:value-type="float">
            <text:p>0.894724126351651</text:p>
          </table:table-cell>
          <table:table-cell office:value-type="float" office:value="0.807098899984191" calcext:value-type="float">
            <text:p>0.807098899984191</text:p>
          </table:table-cell>
          <table:table-cell office:value-type="float" office:value="0.538821065882229" calcext:value-type="float">
            <text:p>0.538821065882229</text:p>
          </table:table-cell>
          <table:table-cell office:value-type="float" office:value="0.233841912824491" calcext:value-type="float">
            <text:p>0.233841912824491</text:p>
          </table:table-cell>
          <table:table-cell office:value-type="float" office:value="0.358102476032634" calcext:value-type="float">
            <text:p>0.358102476032634</text:p>
          </table:table-cell>
          <table:table-cell office:value-type="float" office:value="0.957132793040105" calcext:value-type="float">
            <text:p>0.957132793040105</text:p>
          </table:table-cell>
          <table:table-cell office:value-type="float" office:value="0.561568887903834" calcext:value-type="float">
            <text:p>0.561568887903834</text:p>
          </table:table-cell>
          <table:table-cell office:value-type="float" office:value="0.85864070587874" calcext:value-type="float">
            <text:p>0.85864070587874</text:p>
          </table:table-cell>
          <table:table-cell office:value-type="float" office:value="0.163458332853459" calcext:value-type="float">
            <text:p>0.163458332853459</text:p>
          </table:table-cell>
          <table:table-cell office:value-type="float" office:value="0.768124618348706" calcext:value-type="float">
            <text:p>0.768124618348706</text:p>
          </table:table-cell>
          <table:table-cell office:value-type="float" office:value="0.12491738429293" calcext:value-type="float">
            <text:p>0.12491738429293</text:p>
          </table:table-cell>
          <table:table-cell office:value-type="float" office:value="0.890099823952926" calcext:value-type="float">
            <text:p>0.890099823952926</text:p>
          </table:table-cell>
          <table:table-cell office:value-type="float" office:value="0.13561941120351" calcext:value-type="float">
            <text:p>0.13561941120351</text:p>
          </table:table-cell>
          <table:table-cell office:value-type="float" office:value="0.957101900805128" calcext:value-type="float">
            <text:p>0.957101900805128</text:p>
          </table:table-cell>
          <table:table-cell/>
        </table:table-row>
        <table:table-row table:style-name="ro1">
          <table:table-cell office:value-type="float" office:value="0.648925027185599" calcext:value-type="float">
            <text:p>0.648925027185599</text:p>
          </table:table-cell>
          <table:table-cell office:value-type="float" office:value="-0.0259611196966649" calcext:value-type="float">
            <text:p>-0.025961119696665</text:p>
          </table:table-cell>
          <table:table-cell office:value-type="float" office:value="0.405360012160079" calcext:value-type="float">
            <text:p>0.405360012160079</text:p>
          </table:table-cell>
          <table:table-cell office:value-type="float" office:value="0.190419911910126" calcext:value-type="float">
            <text:p>0.190419911910126</text:p>
          </table:table-cell>
          <table:table-cell office:value-type="float" office:value="0.840241912873211" calcext:value-type="float">
            <text:p>0.840241912873211</text:p>
          </table:table-cell>
          <table:table-cell office:value-type="float" office:value="0.156948990349227" calcext:value-type="float">
            <text:p>0.156948990349227</text:p>
          </table:table-cell>
          <table:table-cell office:value-type="float" office:value="0.413573351523076" calcext:value-type="float">
            <text:p>0.413573351523076</text:p>
          </table:table-cell>
          <table:table-cell office:value-type="float" office:value="0.136472182911579" calcext:value-type="float">
            <text:p>0.136472182911579</text:p>
          </table:table-cell>
          <table:table-cell office:value-type="float" office:value="0.455577474198524" calcext:value-type="float">
            <text:p>0.455577474198524</text:p>
          </table:table-cell>
          <table:table-cell office:value-type="float" office:value="0.906232422253618" calcext:value-type="float">
            <text:p>0.906232422253618</text:p>
          </table:table-cell>
          <table:table-cell office:value-type="float" office:value="0.712472665859532" calcext:value-type="float">
            <text:p>0.712472665859532</text:p>
          </table:table-cell>
          <table:table-cell office:value-type="float" office:value="0.455570493294943" calcext:value-type="float">
            <text:p>0.455570493294943</text:p>
          </table:table-cell>
          <table:table-cell office:value-type="float" office:value="0.529121895554849" calcext:value-type="float">
            <text:p>0.529121895554849</text:p>
          </table:table-cell>
          <table:table-cell office:value-type="float" office:value="0.551180794485011" calcext:value-type="float">
            <text:p>0.551180794485011</text:p>
          </table:table-cell>
          <table:table-cell/>
        </table:table-row>
        <table:table-row table:style-name="ro1">
          <table:table-cell office:value-type="float" office:value="0.0499126978386924" calcext:value-type="float">
            <text:p>0.049912697838693</text:p>
          </table:table-cell>
          <table:table-cell office:value-type="float" office:value="0.695375894464083" calcext:value-type="float">
            <text:p>0.695375894464083</text:p>
          </table:table-cell>
          <table:table-cell office:value-type="float" office:value="0.353623190106581" calcext:value-type="float">
            <text:p>0.353623190106581</text:p>
          </table:table-cell>
          <table:table-cell office:value-type="float" office:value="0.582395874821959" calcext:value-type="float">
            <text:p>0.582395874821959</text:p>
          </table:table-cell>
          <table:table-cell office:value-type="float" office:value="0.623084740137117" calcext:value-type="float">
            <text:p>0.623084740137117</text:p>
          </table:table-cell>
          <table:table-cell office:value-type="float" office:value="0.90649407002868" calcext:value-type="float">
            <text:p>0.90649407002868</text:p>
          </table:table-cell>
          <table:table-cell office:value-type="float" office:value="0.0271571432607153" calcext:value-type="float">
            <text:p>0.027157143260715</text:p>
          </table:table-cell>
          <table:table-cell office:value-type="float" office:value="0.181592579618994" calcext:value-type="float">
            <text:p>0.181592579618994</text:p>
          </table:table-cell>
          <table:table-cell office:value-type="float" office:value="0.8029805519119" calcext:value-type="float">
            <text:p>0.8029805519119</text:p>
          </table:table-cell>
          <table:table-cell office:value-type="float" office:value="0.591257739485755" calcext:value-type="float">
            <text:p>0.591257739485755</text:p>
          </table:table-cell>
          <table:table-cell office:value-type="float" office:value="0.457356713753521" calcext:value-type="float">
            <text:p>0.457356713753521</text:p>
          </table:table-cell>
          <table:table-cell office:value-type="float" office:value="0.440157021894743" calcext:value-type="float">
            <text:p>0.440157021894743</text:p>
          </table:table-cell>
          <table:table-cell office:value-type="float" office:value="0.690129217088239" calcext:value-type="float">
            <text:p>0.690129217088239</text:p>
          </table:table-cell>
          <table:table-cell office:value-type="float" office:value="0.297505198624479" calcext:value-type="float">
            <text:p>0.297505198624479</text:p>
          </table:table-cell>
          <table:table-cell/>
        </table:table-row>
        <table:table-row table:style-name="ro1">
          <table:table-cell office:value-type="float" office:value="-0.00491688290923112" calcext:value-type="float">
            <text:p>-0.004916882909231</text:p>
          </table:table-cell>
          <table:table-cell office:value-type="float" office:value="0.770519169470689" calcext:value-type="float">
            <text:p>0.770519169470689</text:p>
          </table:table-cell>
          <table:table-cell office:value-type="float" office:value="0.605899643914445" calcext:value-type="float">
            <text:p>0.605899643914445</text:p>
          </table:table-cell>
          <table:table-cell office:value-type="float" office:value="0.479349732168807" calcext:value-type="float">
            <text:p>0.479349732168807</text:p>
          </table:table-cell>
          <table:table-cell office:value-type="float" office:value="0.607323842033876" calcext:value-type="float">
            <text:p>0.607323842033876</text:p>
          </table:table-cell>
          <table:table-cell office:value-type="float" office:value="0.0546287443933301" calcext:value-type="float">
            <text:p>0.05462874439333</text:p>
          </table:table-cell>
          <table:table-cell office:value-type="float" office:value="0.648591919919075" calcext:value-type="float">
            <text:p>0.648591919919075</text:p>
          </table:table-cell>
          <table:table-cell office:value-type="float" office:value="0.290691660742075" calcext:value-type="float">
            <text:p>0.290691660742075</text:p>
          </table:table-cell>
          <table:table-cell office:value-type="float" office:value="0.909113189886038" calcext:value-type="float">
            <text:p>0.909113189886038</text:p>
          </table:table-cell>
          <table:table-cell office:value-type="float" office:value="0.461851274624843" calcext:value-type="float">
            <text:p>0.461851274624843</text:p>
          </table:table-cell>
          <table:table-cell office:value-type="float" office:value="0.561765027549449" calcext:value-type="float">
            <text:p>0.561765027549449</text:p>
          </table:table-cell>
          <table:table-cell office:value-type="float" office:value="0.76871162811232" calcext:value-type="float">
            <text:p>0.76871162811232</text:p>
          </table:table-cell>
          <table:table-cell office:value-type="float" office:value="0.738525384821394" calcext:value-type="float">
            <text:p>0.738525384821394</text:p>
          </table:table-cell>
          <table:table-cell office:value-type="float" office:value="0.0126113960434787" calcext:value-type="float">
            <text:p>0.012611396043479</text:p>
          </table:table-cell>
          <table:table-cell/>
        </table:table-row>
        <table:table-row table:style-name="ro1">
          <table:table-cell office:value-type="float" office:value="0.20984155307761" calcext:value-type="float">
            <text:p>0.20984155307761</text:p>
          </table:table-cell>
          <table:table-cell office:value-type="float" office:value="0.849361561527697" calcext:value-type="float">
            <text:p>0.849361561527697</text:p>
          </table:table-cell>
          <table:table-cell office:value-type="float" office:value="0.862660036454565" calcext:value-type="float">
            <text:p>0.862660036454565</text:p>
          </table:table-cell>
          <table:table-cell office:value-type="float" office:value="0.629506105554513" calcext:value-type="float">
            <text:p>0.629506105554513</text:p>
          </table:table-cell>
          <table:table-cell office:value-type="float" office:value="0.475848471864535" calcext:value-type="float">
            <text:p>0.475848471864535</text:p>
          </table:table-cell>
          <table:table-cell office:value-type="float" office:value="0.58321483999746" calcext:value-type="float">
            <text:p>0.58321483999746</text:p>
          </table:table-cell>
          <table:table-cell office:value-type="float" office:value="0.616414153699151" calcext:value-type="float">
            <text:p>0.616414153699151</text:p>
          </table:table-cell>
          <table:table-cell office:value-type="float" office:value="0.435066804867622" calcext:value-type="float">
            <text:p>0.435066804867622</text:p>
          </table:table-cell>
          <table:table-cell office:value-type="float" office:value="0.815456750775418" calcext:value-type="float">
            <text:p>0.815456750775418</text:p>
          </table:table-cell>
          <table:table-cell office:value-type="float" office:value="0.903889098827402" calcext:value-type="float">
            <text:p>0.903889098827402</text:p>
          </table:table-cell>
          <table:table-cell office:value-type="float" office:value="0.227083231470476" calcext:value-type="float">
            <text:p>0.227083231470476</text:p>
          </table:table-cell>
          <table:table-cell office:value-type="float" office:value="0.259618904602552" calcext:value-type="float">
            <text:p>0.259618904602552</text:p>
          </table:table-cell>
          <table:table-cell office:value-type="float" office:value="0.512244715188908" calcext:value-type="float">
            <text:p>0.512244715188908</text:p>
          </table:table-cell>
          <table:table-cell office:value-type="float" office:value="0.222943602996867" calcext:value-type="float">
            <text:p>0.222943602996867</text:p>
          </table:table-cell>
          <table:table-cell/>
        </table:table-row>
        <table:table-row table:style-name="ro1">
          <table:table-cell office:value-type="float" office:value="0.89446461355049" calcext:value-type="float">
            <text:p>0.89446461355049</text:p>
          </table:table-cell>
          <table:table-cell office:value-type="float" office:value="0.0840712969707755" calcext:value-type="float">
            <text:p>0.084071296970776</text:p>
          </table:table-cell>
          <table:table-cell office:value-type="float" office:value="0.760944410447318" calcext:value-type="float">
            <text:p>0.760944410447318</text:p>
          </table:table-cell>
          <table:table-cell office:value-type="float" office:value="0.107188541375992" calcext:value-type="float">
            <text:p>0.107188541375992</text:p>
          </table:table-cell>
          <table:table-cell office:value-type="float" office:value="1.03313813839851" calcext:value-type="float">
            <text:p>1.03313813839851</text:p>
          </table:table-cell>
          <table:table-cell office:value-type="float" office:value="0.376341439239924" calcext:value-type="float">
            <text:p>0.376341439239924</text:p>
          </table:table-cell>
          <table:table-cell office:value-type="float" office:value="0.924216606635289" calcext:value-type="float">
            <text:p>0.924216606635289</text:p>
          </table:table-cell>
          <table:table-cell office:value-type="float" office:value="0.799048010110431" calcext:value-type="float">
            <text:p>0.799048010110431</text:p>
          </table:table-cell>
          <table:table-cell office:value-type="float" office:value="-0.0191624521859647" calcext:value-type="float">
            <text:p>-0.019162452185965</text:p>
          </table:table-cell>
          <table:table-cell office:value-type="float" office:value="0.541940166061989" calcext:value-type="float">
            <text:p>0.541940166061989</text:p>
          </table:table-cell>
          <table:table-cell office:value-type="float" office:value="1.00259417954229" calcext:value-type="float">
            <text:p>1.00259417954229</text:p>
          </table:table-cell>
          <table:table-cell office:value-type="float" office:value="0.730728061306512" calcext:value-type="float">
            <text:p>0.730728061306512</text:p>
          </table:table-cell>
          <table:table-cell office:value-type="float" office:value="0.736264267902706" calcext:value-type="float">
            <text:p>0.736264267902706</text:p>
          </table:table-cell>
          <table:table-cell office:value-type="float" office:value="0.467155940770412" calcext:value-type="float">
            <text:p>0.467155940770412</text:p>
          </table:table-cell>
          <table:table-cell/>
        </table:table-row>
        <table:table-row table:style-name="ro1">
          <table:table-cell office:value-type="float" office:value="0.480816872600834" calcext:value-type="float">
            <text:p>0.480816872600834</text:p>
          </table:table-cell>
          <table:table-cell office:value-type="float" office:value="0.729486165989513" calcext:value-type="float">
            <text:p>0.729486165989513</text:p>
          </table:table-cell>
          <table:table-cell office:value-type="float" office:value="0.905648290000874" calcext:value-type="float">
            <text:p>0.905648290000874</text:p>
          </table:table-cell>
          <table:table-cell office:value-type="float" office:value="0.828963157791983" calcext:value-type="float">
            <text:p>0.828963157791983</text:p>
          </table:table-cell>
          <table:table-cell office:value-type="float" office:value="0.284831947883765" calcext:value-type="float">
            <text:p>0.284831947883765</text:p>
          </table:table-cell>
          <table:table-cell office:value-type="float" office:value="0.613309324919452" calcext:value-type="float">
            <text:p>0.613309324919452</text:p>
          </table:table-cell>
          <table:table-cell office:value-type="float" office:value="0.333861591537743" calcext:value-type="float">
            <text:p>0.333861591537743</text:p>
          </table:table-cell>
          <table:table-cell office:value-type="float" office:value="0.0754929164518473" calcext:value-type="float">
            <text:p>0.075492916451847</text:p>
          </table:table-cell>
          <table:table-cell office:value-type="float" office:value="0.251400587564533" calcext:value-type="float">
            <text:p>0.251400587564533</text:p>
          </table:table-cell>
          <table:table-cell office:value-type="float" office:value="0.617193685383809" calcext:value-type="float">
            <text:p>0.617193685383809</text:p>
          </table:table-cell>
          <table:table-cell office:value-type="float" office:value="0.442802056899595" calcext:value-type="float">
            <text:p>0.442802056899595</text:p>
          </table:table-cell>
          <table:table-cell office:value-type="float" office:value="0.917423451614765" calcext:value-type="float">
            <text:p>0.917423451614765</text:p>
          </table:table-cell>
          <table:table-cell office:value-type="float" office:value="0.359804389996414" calcext:value-type="float">
            <text:p>0.359804389996414</text:p>
          </table:table-cell>
          <table:table-cell office:value-type="float" office:value="0.902216208151469" calcext:value-type="float">
            <text:p>0.902216208151469</text:p>
          </table:table-cell>
          <table:table-cell/>
        </table:table-row>
        <table:table-row table:style-name="ro1">
          <table:table-cell office:value-type="float" office:value="0.436898934899833" calcext:value-type="float">
            <text:p>0.436898934899833</text:p>
          </table:table-cell>
          <table:table-cell office:value-type="float" office:value="0.83847580684553" calcext:value-type="float">
            <text:p>0.83847580684553</text:p>
          </table:table-cell>
          <table:table-cell office:value-type="float" office:value="0.54362953239617" calcext:value-type="float">
            <text:p>0.54362953239617</text:p>
          </table:table-cell>
          <table:table-cell office:value-type="float" office:value="0.697691561913463" calcext:value-type="float">
            <text:p>0.697691561913463</text:p>
          </table:table-cell>
          <table:table-cell office:value-type="float" office:value="0.247496887736339" calcext:value-type="float">
            <text:p>0.247496887736339</text:p>
          </table:table-cell>
          <table:table-cell office:value-type="float" office:value="0.358556941952425" calcext:value-type="float">
            <text:p>0.358556941952425</text:p>
          </table:table-cell>
          <table:table-cell office:value-type="float" office:value="0.600246825892825" calcext:value-type="float">
            <text:p>0.600246825892825</text:p>
          </table:table-cell>
          <table:table-cell office:value-type="float" office:value="0.309651339549776" calcext:value-type="float">
            <text:p>0.309651339549776</text:p>
          </table:table-cell>
          <table:table-cell office:value-type="float" office:value="0.73515809361001" calcext:value-type="float">
            <text:p>0.73515809361001</text:p>
          </table:table-cell>
          <table:table-cell office:value-type="float" office:value="0.912398760056381" calcext:value-type="float">
            <text:p>0.912398760056381</text:p>
          </table:table-cell>
          <table:table-cell office:value-type="float" office:value="0.296900885372872" calcext:value-type="float">
            <text:p>0.296900885372872</text:p>
          </table:table-cell>
          <table:table-cell office:value-type="float" office:value="0.907091011815909" calcext:value-type="float">
            <text:p>0.907091011815909</text:p>
          </table:table-cell>
          <table:table-cell office:value-type="float" office:value="0.479229884533658" calcext:value-type="float">
            <text:p>0.479229884533658</text:p>
          </table:table-cell>
          <table:table-cell office:value-type="float" office:value="0.637808016677834" calcext:value-type="float">
            <text:p>0.637808016677834</text:p>
          </table:table-cell>
          <table:table-cell/>
        </table:table-row>
        <table:table-row table:style-name="ro1">
          <table:table-cell office:value-type="float" office:value="0.30948559177161" calcext:value-type="float">
            <text:p>0.30948559177161</text:p>
          </table:table-cell>
          <table:table-cell office:value-type="float" office:value="0.474444822459871" calcext:value-type="float">
            <text:p>0.474444822459871</text:p>
          </table:table-cell>
          <table:table-cell office:value-type="float" office:value="0.176356471830603" calcext:value-type="float">
            <text:p>0.176356471830603</text:p>
          </table:table-cell>
          <table:table-cell office:value-type="float" office:value="0.568186457489517" calcext:value-type="float">
            <text:p>0.568186457489517</text:p>
          </table:table-cell>
          <table:table-cell office:value-type="float" office:value="0.16144784009013" calcext:value-type="float">
            <text:p>0.16144784009013</text:p>
          </table:table-cell>
          <table:table-cell office:value-type="float" office:value="0.837041650469953" calcext:value-type="float">
            <text:p>0.837041650469953</text:p>
          </table:table-cell>
          <table:table-cell office:value-type="float" office:value="0.281700132303076" calcext:value-type="float">
            <text:p>0.281700132303076</text:p>
          </table:table-cell>
          <table:table-cell office:value-type="float" office:value="0.150238703740687" calcext:value-type="float">
            <text:p>0.150238703740687</text:p>
          </table:table-cell>
          <table:table-cell office:value-type="float" office:value="0.0706659775941449" calcext:value-type="float">
            <text:p>0.070665977594145</text:p>
          </table:table-cell>
          <table:table-cell office:value-type="float" office:value="0.606987366309262" calcext:value-type="float">
            <text:p>0.606987366309262</text:p>
          </table:table-cell>
          <table:table-cell office:value-type="float" office:value="0.109808800699783" calcext:value-type="float">
            <text:p>0.109808800699783</text:p>
          </table:table-cell>
          <table:table-cell office:value-type="float" office:value="0.267599789805422" calcext:value-type="float">
            <text:p>0.267599789805422</text:p>
          </table:table-cell>
          <table:table-cell office:value-type="float" office:value="0.553100365699561" calcext:value-type="float">
            <text:p>0.553100365699561</text:p>
          </table:table-cell>
          <table:table-cell office:value-type="float" office:value="0.691114431363657" calcext:value-type="float">
            <text:p>0.691114431363657</text:p>
          </table:table-cell>
          <table:table-cell/>
        </table:table-row>
        <table:table-row table:style-name="ro1">
          <table:table-cell office:value-type="float" office:value="0.777044029623654" calcext:value-type="float">
            <text:p>0.777044029623654</text:p>
          </table:table-cell>
          <table:table-cell office:value-type="float" office:value="0.352726200748082" calcext:value-type="float">
            <text:p>0.352726200748082</text:p>
          </table:table-cell>
          <table:table-cell office:value-type="float" office:value="0.952707273728035" calcext:value-type="float">
            <text:p>0.952707273728035</text:p>
          </table:table-cell>
          <table:table-cell office:value-type="float" office:value="0.93802008187657" calcext:value-type="float">
            <text:p>0.93802008187657</text:p>
          </table:table-cell>
          <table:table-cell office:value-type="float" office:value="0.714709618159314" calcext:value-type="float">
            <text:p>0.714709618159314</text:p>
          </table:table-cell>
          <table:table-cell office:value-type="float" office:value="0.666718720201302" calcext:value-type="float">
            <text:p>0.666718720201302</text:p>
          </table:table-cell>
          <table:table-cell office:value-type="float" office:value="0.349550984236583" calcext:value-type="float">
            <text:p>0.349550984236583</text:p>
          </table:table-cell>
          <table:table-cell office:value-type="float" office:value="0.609521879890516" calcext:value-type="float">
            <text:p>0.609521879890516</text:p>
          </table:table-cell>
          <table:table-cell office:value-type="float" office:value="0.721761414591233" calcext:value-type="float">
            <text:p>0.721761414591233</text:p>
          </table:table-cell>
          <table:table-cell office:value-type="float" office:value="0.921911083497758" calcext:value-type="float">
            <text:p>0.921911083497758</text:p>
          </table:table-cell>
          <table:table-cell office:value-type="float" office:value="0.844849583191328" calcext:value-type="float">
            <text:p>0.844849583191328</text:p>
          </table:table-cell>
          <table:table-cell office:value-type="float" office:value="0.13278690372565" calcext:value-type="float">
            <text:p>0.13278690372565</text:p>
          </table:table-cell>
          <table:table-cell office:value-type="float" office:value="0.504952917733927" calcext:value-type="float">
            <text:p>0.504952917733927</text:p>
          </table:table-cell>
          <table:table-cell office:value-type="float" office:value="0.167281223718937" calcext:value-type="float">
            <text:p>0.167281223718937</text:p>
          </table:table-cell>
          <table:table-cell/>
        </table:table-row>
        <table:table-row table:style-name="ro1">
          <table:table-cell office:value-type="float" office:value="0.522525568310494" calcext:value-type="float">
            <text:p>0.522525568310494</text:p>
          </table:table-cell>
          <table:table-cell office:value-type="float" office:value="0.631986595990302" calcext:value-type="float">
            <text:p>0.631986595990302</text:p>
          </table:table-cell>
          <table:table-cell office:value-type="float" office:value="0.83700281289358" calcext:value-type="float">
            <text:p>0.83700281289358</text:p>
          </table:table-cell>
          <table:table-cell office:value-type="float" office:value="0.856320584483557" calcext:value-type="float">
            <text:p>0.856320584483557</text:p>
          </table:table-cell>
          <table:table-cell office:value-type="float" office:value="0.361356456148249" calcext:value-type="float">
            <text:p>0.361356456148249</text:p>
          </table:table-cell>
          <table:table-cell office:value-type="float" office:value="0.386024431090978" calcext:value-type="float">
            <text:p>0.386024431090978</text:p>
          </table:table-cell>
          <table:table-cell office:value-type="float" office:value="0.999734015947924" calcext:value-type="float">
            <text:p>0.999734015947924</text:p>
          </table:table-cell>
          <table:table-cell office:value-type="float" office:value="0.275694993652822" calcext:value-type="float">
            <text:p>0.275694993652822</text:p>
          </table:table-cell>
          <table:table-cell office:value-type="float" office:value="0.14511591516434" calcext:value-type="float">
            <text:p>0.14511591516434</text:p>
          </table:table-cell>
          <table:table-cell office:value-type="float" office:value="0.808120849775914" calcext:value-type="float">
            <text:p>0.808120849775914</text:p>
          </table:table-cell>
          <table:table-cell office:value-type="float" office:value="0.502959002448514" calcext:value-type="float">
            <text:p>0.502959002448514</text:p>
          </table:table-cell>
          <table:table-cell office:value-type="float" office:value="0.696156176918402" calcext:value-type="float">
            <text:p>0.696156176918402</text:p>
          </table:table-cell>
          <table:table-cell office:value-type="float" office:value="0.8433329917506" calcext:value-type="float">
            <text:p>0.8433329917506</text:p>
          </table:table-cell>
          <table:table-cell office:value-type="float" office:value="0.760676564865519" calcext:value-type="float">
            <text:p>0.760676564865519</text:p>
          </table:table-cell>
          <table:table-cell/>
        </table:table-row>
        <table:table-row table:style-name="ro1">
          <table:table-cell office:value-type="float" office:value="0.572656652137617" calcext:value-type="float">
            <text:p>0.572656652137617</text:p>
          </table:table-cell>
          <table:table-cell office:value-type="float" office:value="0.334792679059907" calcext:value-type="float">
            <text:p>0.334792679059907</text:p>
          </table:table-cell>
          <table:table-cell office:value-type="float" office:value="0.449556656023471" calcext:value-type="float">
            <text:p>0.449556656023471</text:p>
          </table:table-cell>
          <table:table-cell office:value-type="float" office:value="0.531330848455581" calcext:value-type="float">
            <text:p>0.531330848455581</text:p>
          </table:table-cell>
          <table:table-cell office:value-type="float" office:value="0.320113311422135" calcext:value-type="float">
            <text:p>0.320113311422135</text:p>
          </table:table-cell>
          <table:table-cell office:value-type="float" office:value="0.00457500509361559" calcext:value-type="float">
            <text:p>0.004575005093616</text:p>
          </table:table-cell>
          <table:table-cell office:value-type="float" office:value="0.665498760250538" calcext:value-type="float">
            <text:p>0.665498760250538</text:p>
          </table:table-cell>
          <table:table-cell office:value-type="float" office:value="0.16826388481749" calcext:value-type="float">
            <text:p>0.16826388481749</text:p>
          </table:table-cell>
          <table:table-cell office:value-type="float" office:value="0.235159854511835" calcext:value-type="float">
            <text:p>0.235159854511835</text:p>
          </table:table-cell>
          <table:table-cell office:value-type="float" office:value="0.685016748129916" calcext:value-type="float">
            <text:p>0.685016748129916</text:p>
          </table:table-cell>
          <table:table-cell office:value-type="float" office:value="0.236091620612737" calcext:value-type="float">
            <text:p>0.236091620612737</text:p>
          </table:table-cell>
          <table:table-cell office:value-type="float" office:value="0.169563152930104" calcext:value-type="float">
            <text:p>0.169563152930104</text:p>
          </table:table-cell>
          <table:table-cell office:value-type="float" office:value="0.404165502230244" calcext:value-type="float">
            <text:p>0.404165502230244</text:p>
          </table:table-cell>
          <table:table-cell office:value-type="float" office:value="0.521907829334391" calcext:value-type="float">
            <text:p>0.521907829334391</text:p>
          </table:table-cell>
          <table:table-cell/>
        </table:table-row>
        <table:table-row table:style-name="ro1">
          <table:table-cell office:value-type="float" office:value="0.317103167886871" calcext:value-type="float">
            <text:p>0.317103167886871</text:p>
          </table:table-cell>
          <table:table-cell office:value-type="float" office:value="0.54773871661061" calcext:value-type="float">
            <text:p>0.54773871661061</text:p>
          </table:table-cell>
          <table:table-cell office:value-type="float" office:value="0.402550166030419" calcext:value-type="float">
            <text:p>0.402550166030419</text:p>
          </table:table-cell>
          <table:table-cell office:value-type="float" office:value="0.871323007889581" calcext:value-type="float">
            <text:p>0.871323007889581</text:p>
          </table:table-cell>
          <table:table-cell office:value-type="float" office:value="0.163963576937281" calcext:value-type="float">
            <text:p>0.163963576937281</text:p>
          </table:table-cell>
          <table:table-cell office:value-type="float" office:value="0.139248722802492" calcext:value-type="float">
            <text:p>0.139248722802492</text:p>
          </table:table-cell>
          <table:table-cell office:value-type="float" office:value="0.887165518265852" calcext:value-type="float">
            <text:p>0.887165518265852</text:p>
          </table:table-cell>
          <table:table-cell office:value-type="float" office:value="0.513261289553325" calcext:value-type="float">
            <text:p>0.513261289553325</text:p>
          </table:table-cell>
          <table:table-cell office:value-type="float" office:value="0.465343663273212" calcext:value-type="float">
            <text:p>0.465343663273212</text:p>
          </table:table-cell>
          <table:table-cell office:value-type="float" office:value="0.52924589971172" calcext:value-type="float">
            <text:p>0.52924589971172</text:p>
          </table:table-cell>
          <table:table-cell office:value-type="float" office:value="0.66393079341415" calcext:value-type="float">
            <text:p>0.66393079341415</text:p>
          </table:table-cell>
          <table:table-cell office:value-type="float" office:value="0.825958752532829" calcext:value-type="float">
            <text:p>0.825958752532829</text:p>
          </table:table-cell>
          <table:table-cell office:value-type="float" office:value="0.924779320242758" calcext:value-type="float">
            <text:p>0.924779320242758</text:p>
          </table:table-cell>
          <table:table-cell office:value-type="float" office:value="0.129287165724483" calcext:value-type="float">
            <text:p>0.129287165724483</text:p>
          </table:table-cell>
          <table:table-cell/>
        </table:table-row>
        <table:table-row table:style-name="ro1">
          <table:table-cell office:value-type="float" office:value="0.58550164683396" calcext:value-type="float">
            <text:p>0.58550164683396</text:p>
          </table:table-cell>
          <table:table-cell office:value-type="float" office:value="0.7233361935337" calcext:value-type="float">
            <text:p>0.7233361935337</text:p>
          </table:table-cell>
          <table:table-cell office:value-type="float" office:value="0.120211327651299" calcext:value-type="float">
            <text:p>0.120211327651299</text:p>
          </table:table-cell>
          <table:table-cell office:value-type="float" office:value="0.502440360736109" calcext:value-type="float">
            <text:p>0.502440360736109</text:p>
          </table:table-cell>
          <table:table-cell office:value-type="float" office:value="0.88688980161056" calcext:value-type="float">
            <text:p>0.88688980161056</text:p>
          </table:table-cell>
          <table:table-cell office:value-type="float" office:value="0.120955312543385" calcext:value-type="float">
            <text:p>0.120955312543385</text:p>
          </table:table-cell>
          <table:table-cell office:value-type="float" office:value="0.202249555087324" calcext:value-type="float">
            <text:p>0.202249555087324</text:p>
          </table:table-cell>
          <table:table-cell office:value-type="float" office:value="0.394116586155643" calcext:value-type="float">
            <text:p>0.394116586155643</text:p>
          </table:table-cell>
          <table:table-cell office:value-type="float" office:value="0.883746708107725" calcext:value-type="float">
            <text:p>0.883746708107725</text:p>
          </table:table-cell>
          <table:table-cell office:value-type="float" office:value="0.219209093566424" calcext:value-type="float">
            <text:p>0.219209093566424</text:p>
          </table:table-cell>
          <table:table-cell office:value-type="float" office:value="0.367062011845091" calcext:value-type="float">
            <text:p>0.367062011845091</text:p>
          </table:table-cell>
          <table:table-cell office:value-type="float" office:value="-0.0251400736764591" calcext:value-type="float">
            <text:p>-0.025140073676459</text:p>
          </table:table-cell>
          <table:table-cell office:value-type="float" office:value="0.406193304880807" calcext:value-type="float">
            <text:p>0.406193304880807</text:p>
          </table:table-cell>
          <table:table-cell office:value-type="float" office:value="0.161419837058188" calcext:value-type="float">
            <text:p>0.161419837058188</text:p>
          </table:table-cell>
          <table:table-cell/>
        </table:table-row>
        <table:table-row table:style-name="ro1">
          <table:table-cell office:value-type="float" office:value="0.151679783609753" calcext:value-type="float">
            <text:p>0.151679783609753</text:p>
          </table:table-cell>
          <table:table-cell office:value-type="float" office:value="0.460515578274066" calcext:value-type="float">
            <text:p>0.460515578274066</text:p>
          </table:table-cell>
          <table:table-cell office:value-type="float" office:value="0.0480886880453823" calcext:value-type="float">
            <text:p>0.048088688045382</text:p>
          </table:table-cell>
          <table:table-cell office:value-type="float" office:value="0.388766290163136" calcext:value-type="float">
            <text:p>0.388766290163136</text:p>
          </table:table-cell>
          <table:table-cell office:value-type="float" office:value="0.820230170571829" calcext:value-type="float">
            <text:p>0.820230170571829</text:p>
          </table:table-cell>
          <table:table-cell office:value-type="float" office:value="0.925186679401362" calcext:value-type="float">
            <text:p>0.925186679401362</text:p>
          </table:table-cell>
          <table:table-cell office:value-type="float" office:value="0.203438345964548" calcext:value-type="float">
            <text:p>0.203438345964548</text:p>
          </table:table-cell>
          <table:table-cell office:value-type="float" office:value="0.367916608737135" calcext:value-type="float">
            <text:p>0.367916608737135</text:p>
          </table:table-cell>
          <table:table-cell office:value-type="float" office:value="0.439472998378935" calcext:value-type="float">
            <text:p>0.439472998378935</text:p>
          </table:table-cell>
          <table:table-cell office:value-type="float" office:value="0.332389814392731" calcext:value-type="float">
            <text:p>0.332389814392731</text:p>
          </table:table-cell>
          <table:table-cell office:value-type="float" office:value="0.534844774515391" calcext:value-type="float">
            <text:p>0.534844774515391</text:p>
          </table:table-cell>
          <table:table-cell office:value-type="float" office:value="0.126646542937831" calcext:value-type="float">
            <text:p>0.126646542937831</text:p>
          </table:table-cell>
          <table:table-cell office:value-type="float" office:value="0.952484921340224" calcext:value-type="float">
            <text:p>0.952484921340224</text:p>
          </table:table-cell>
          <table:table-cell office:value-type="float" office:value="0.197622547844399" calcext:value-type="float">
            <text:p>0.197622547844399</text:p>
          </table:table-cell>
          <table:table-cell/>
        </table:table-row>
        <table:table-row table:style-name="ro1">
          <table:table-cell office:value-type="float" office:value="0.601771135534433" calcext:value-type="float">
            <text:p>0.601771135534433</text:p>
          </table:table-cell>
          <table:table-cell office:value-type="float" office:value="0.54646497696748" calcext:value-type="float">
            <text:p>0.54646497696748</text:p>
          </table:table-cell>
          <table:table-cell office:value-type="float" office:value="0.656689999811755" calcext:value-type="float">
            <text:p>0.656689999811755</text:p>
          </table:table-cell>
          <table:table-cell office:value-type="float" office:value="0.82402432107696" calcext:value-type="float">
            <text:p>0.82402432107696</text:p>
          </table:table-cell>
          <table:table-cell office:value-type="float" office:value="0.224676073907436" calcext:value-type="float">
            <text:p>0.224676073907436</text:p>
          </table:table-cell>
          <table:table-cell office:value-type="float" office:value="0.607004310900506" calcext:value-type="float">
            <text:p>0.607004310900506</text:p>
          </table:table-cell>
          <table:table-cell office:value-type="float" office:value="0.113609630841492" calcext:value-type="float">
            <text:p>0.113609630841492</text:p>
          </table:table-cell>
          <table:table-cell office:value-type="float" office:value="0.841988557782485" calcext:value-type="float">
            <text:p>0.841988557782485</text:p>
          </table:table-cell>
          <table:table-cell office:value-type="float" office:value="0.6554703271389" calcext:value-type="float">
            <text:p>0.6554703271389</text:p>
          </table:table-cell>
          <table:table-cell office:value-type="float" office:value="0.331162370936517" calcext:value-type="float">
            <text:p>0.331162370936517</text:p>
          </table:table-cell>
          <table:table-cell office:value-type="float" office:value="0.837077216349795" calcext:value-type="float">
            <text:p>0.837077216349795</text:p>
          </table:table-cell>
          <table:table-cell office:value-type="float" office:value="0.978758355056831" calcext:value-type="float">
            <text:p>0.978758355056831</text:p>
          </table:table-cell>
          <table:table-cell office:value-type="float" office:value="0.23417280014986" calcext:value-type="float">
            <text:p>0.23417280014986</text:p>
          </table:table-cell>
          <table:table-cell office:value-type="float" office:value="-0.00559944058517928" calcext:value-type="float">
            <text:p>-0.00559944058517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formula="of:=([.A2]-[.A23])^2" office:value-type="float" office:value="0.00516129847990641" calcext:value-type="float">
            <text:p>0.005161298479906</text:p>
          </table:table-cell>
          <table:table-cell table:formula="of:=([.B2]-[.B23])^2" office:value-type="float" office:value="0.00844868393934782" calcext:value-type="float">
            <text:p>0.008448683939348</text:p>
          </table:table-cell>
          <table:table-cell table:formula="of:=([.C2]-[.C23])^2" office:value-type="float" office:value="0.00374493405413632" calcext:value-type="float">
            <text:p>0.003744934054136</text:p>
          </table:table-cell>
          <table:table-cell table:formula="of:=([.D2]-[.D23])^2" office:value-type="float" office:value="0.00642522512847334" calcext:value-type="float">
            <text:p>0.006425225128473</text:p>
          </table:table-cell>
          <table:table-cell table:formula="of:=([.E2]-[.E23])^2" office:value-type="float" office:value="0.00786835108820923" calcext:value-type="float">
            <text:p>0.007868351088209</text:p>
          </table:table-cell>
          <table:table-cell table:formula="of:=([.F2]-[.F23])^2" office:value-type="float" office:value="0.0075391397720417" calcext:value-type="float">
            <text:p>0.007539139772042</text:p>
          </table:table-cell>
          <table:table-cell table:formula="of:=([.G2]-[.G23])^2" office:value-type="float" office:value="0.00713253178664941" calcext:value-type="float">
            <text:p>0.007132531786649</text:p>
          </table:table-cell>
          <table:table-cell table:formula="of:=([.H2]-[.H23])^2" office:value-type="float" office:value="0.00721614361236569" calcext:value-type="float">
            <text:p>0.007216143612366</text:p>
          </table:table-cell>
          <table:table-cell table:formula="of:=([.I2]-[.I23])^2" office:value-type="float" office:value="0.0188880625008851" calcext:value-type="float">
            <text:p>0.018888062500885</text:p>
          </table:table-cell>
          <table:table-cell table:formula="of:=([.J2]-[.J23])^2" office:value-type="float" office:value="0.00974006209634806" calcext:value-type="float">
            <text:p>0.009740062096348</text:p>
          </table:table-cell>
          <table:table-cell table:formula="of:=([.K2]-[.K23])^2" office:value-type="float" office:value="0.00075936457069226" calcext:value-type="float">
            <text:p>0.000759364570692</text:p>
          </table:table-cell>
          <table:table-cell table:formula="of:=([.L2]-[.L23])^2" office:value-type="float" office:value="0.0000785267121076208" calcext:value-type="float">
            <text:p>7.85267121076208E-05</text:p>
          </table:table-cell>
          <table:table-cell table:formula="of:=([.M2]-[.M23])^2" office:value-type="float" office:value="0.00219633143351878" calcext:value-type="float">
            <text:p>0.002196331433519</text:p>
          </table:table-cell>
          <table:table-cell table:formula="of:=([.N2]-[.N23])^2" office:value-type="float" office:value="0.000134425256699265" calcext:value-type="float">
            <text:p>0.000134425256699</text:p>
          </table:table-cell>
          <table:table-cell/>
        </table:table-row>
        <table:table-row table:style-name="ro1">
          <table:table-cell table:formula="of:=([.A3]-[.A24])^2" office:value-type="float" office:value="0.000593684109601091" calcext:value-type="float">
            <text:p>0.000593684109601</text:p>
          </table:table-cell>
          <table:table-cell table:formula="of:=([.B3]-[.B24])^2" office:value-type="float" office:value="0.0183223336548411" calcext:value-type="float">
            <text:p>0.018322333654841</text:p>
          </table:table-cell>
          <table:table-cell table:formula="of:=([.C3]-[.C24])^2" office:value-type="float" office:value="0.00773326625745639" calcext:value-type="float">
            <text:p>0.007733266257456</text:p>
          </table:table-cell>
          <table:table-cell table:formula="of:=([.D3]-[.D24])^2" office:value-type="float" office:value="0.00327349838966186" calcext:value-type="float">
            <text:p>0.003273498389662</text:p>
          </table:table-cell>
          <table:table-cell table:formula="of:=([.E3]-[.E24])^2" office:value-type="float" office:value="0.0117005878907597" calcext:value-type="float">
            <text:p>0.01170058789076</text:p>
          </table:table-cell>
          <table:table-cell table:formula="of:=([.F3]-[.F24])^2" office:value-type="float" office:value="0.0000611165877365876" calcext:value-type="float">
            <text:p>6.11165877365876E-05</text:p>
          </table:table-cell>
          <table:table-cell table:formula="of:=([.G3]-[.G24])^2" office:value-type="float" office:value="0.000248089147404683" calcext:value-type="float">
            <text:p>0.000248089147405</text:p>
          </table:table-cell>
          <table:table-cell table:formula="of:=([.H3]-[.H24])^2" office:value-type="float" office:value="0.00183636961112957" calcext:value-type="float">
            <text:p>0.00183636961113</text:p>
          </table:table-cell>
          <table:table-cell table:formula="of:=([.I3]-[.I24])^2" office:value-type="float" office:value="0.0254312688362214" calcext:value-type="float">
            <text:p>0.025431268836222</text:p>
          </table:table-cell>
          <table:table-cell table:formula="of:=([.J3]-[.J24])^2" office:value-type="float" office:value="0.0136083739299938" calcext:value-type="float">
            <text:p>0.013608373929994</text:p>
          </table:table-cell>
          <table:table-cell table:formula="of:=([.K3]-[.K24])^2" office:value-type="float" office:value="0.00313635574000202" calcext:value-type="float">
            <text:p>0.003136355740002</text:p>
          </table:table-cell>
          <table:table-cell table:formula="of:=([.L3]-[.L24])^2" office:value-type="float" office:value="0.000844898884421994" calcext:value-type="float">
            <text:p>0.000844898884422</text:p>
          </table:table-cell>
          <table:table-cell table:formula="of:=([.M3]-[.M24])^2" office:value-type="float" office:value="0.0163159573392129" calcext:value-type="float">
            <text:p>0.016315957339213</text:p>
          </table:table-cell>
          <table:table-cell table:formula="of:=([.N3]-[.N24])^2" office:value-type="float" office:value="0.0169786325120674" calcext:value-type="float">
            <text:p>0.016978632512068</text:p>
          </table:table-cell>
          <table:table-cell/>
        </table:table-row>
        <table:table-row table:style-name="ro1">
          <table:table-cell table:formula="of:=([.A4]-[.A25])^2" office:value-type="float" office:value="0.0292192743449338" calcext:value-type="float">
            <text:p>0.029219274344934</text:p>
          </table:table-cell>
          <table:table-cell table:formula="of:=([.B4]-[.B25])^2" office:value-type="float" office:value="0.00176909716213732" calcext:value-type="float">
            <text:p>0.001769097162137</text:p>
          </table:table-cell>
          <table:table-cell table:formula="of:=([.C4]-[.C25])^2" office:value-type="float" office:value="0.00229968058694115" calcext:value-type="float">
            <text:p>0.002299680586941</text:p>
          </table:table-cell>
          <table:table-cell table:formula="of:=([.D4]-[.D25])^2" office:value-type="float" office:value="0.0100739202501487" calcext:value-type="float">
            <text:p>0.010073920250149</text:p>
          </table:table-cell>
          <table:table-cell table:formula="of:=([.E4]-[.E25])^2" office:value-type="float" office:value="0.00194342736994062" calcext:value-type="float">
            <text:p>0.001943427369941</text:p>
          </table:table-cell>
          <table:table-cell table:formula="of:=([.F4]-[.F25])^2" office:value-type="float" office:value="0.00404913857830305" calcext:value-type="float">
            <text:p>0.004049138578303</text:p>
          </table:table-cell>
          <table:table-cell table:formula="of:=([.G4]-[.G25])^2" office:value-type="float" office:value="0.0000849025080669193" calcext:value-type="float">
            <text:p>8.49025080669193E-05</text:p>
          </table:table-cell>
          <table:table-cell table:formula="of:=([.H4]-[.H25])^2" office:value-type="float" office:value="0.0270543610024866" calcext:value-type="float">
            <text:p>0.027054361002487</text:p>
          </table:table-cell>
          <table:table-cell table:formula="of:=([.I4]-[.I25])^2" office:value-type="float" office:value="0.0000759576897341124" calcext:value-type="float">
            <text:p>7.59576897341124E-05</text:p>
          </table:table-cell>
          <table:table-cell table:formula="of:=([.J4]-[.J25])^2" office:value-type="float" office:value="0.0000997707577881452" calcext:value-type="float">
            <text:p>9.97707577881452E-05</text:p>
          </table:table-cell>
          <table:table-cell table:formula="of:=([.K4]-[.K25])^2" office:value-type="float" office:value="0.00327983771362382" calcext:value-type="float">
            <text:p>0.003279837713624</text:p>
          </table:table-cell>
          <table:table-cell table:formula="of:=([.L4]-[.L25])^2" office:value-type="float" office:value="0.00141369643282099" calcext:value-type="float">
            <text:p>0.001413696432821</text:p>
          </table:table-cell>
          <table:table-cell table:formula="of:=([.M4]-[.M25])^2" office:value-type="float" office:value="0.00749030058687306" calcext:value-type="float">
            <text:p>0.007490300586873</text:p>
          </table:table-cell>
          <table:table-cell table:formula="of:=([.N4]-[.N25])^2" office:value-type="float" office:value="0.0276501286707449" calcext:value-type="float">
            <text:p>0.027650128670745</text:p>
          </table:table-cell>
          <table:table-cell/>
        </table:table-row>
        <table:table-row table:style-name="ro1">
          <table:table-cell table:formula="of:=([.A5]-[.A26])^2" office:value-type="float" office:value="0.056989237490853" calcext:value-type="float">
            <text:p>0.056989237490853</text:p>
          </table:table-cell>
          <table:table-cell table:formula="of:=([.B5]-[.B26])^2" office:value-type="float" office:value="0.00198678210866172" calcext:value-type="float">
            <text:p>0.001986782108662</text:p>
          </table:table-cell>
          <table:table-cell table:formula="of:=([.C5]-[.C26])^2" office:value-type="float" office:value="0.00644526777521854" calcext:value-type="float">
            <text:p>0.006445267775219</text:p>
          </table:table-cell>
          <table:table-cell table:formula="of:=([.D5]-[.D26])^2" office:value-type="float" office:value="0.00772359138826833" calcext:value-type="float">
            <text:p>0.007723591388268</text:p>
          </table:table-cell>
          <table:table-cell table:formula="of:=([.E5]-[.E26])^2" office:value-type="float" office:value="0.00290814267561428" calcext:value-type="float">
            <text:p>0.002908142675614</text:p>
          </table:table-cell>
          <table:table-cell table:formula="of:=([.F5]-[.F26])^2" office:value-type="float" office:value="0.0000222862848521364" calcext:value-type="float">
            <text:p>2.22862848521364E-05</text:p>
          </table:table-cell>
          <table:table-cell table:formula="of:=([.G5]-[.G26])^2" office:value-type="float" office:value="0.00690883713133302" calcext:value-type="float">
            <text:p>0.006908837131333</text:p>
          </table:table-cell>
          <table:table-cell table:formula="of:=([.H5]-[.H26])^2" office:value-type="float" office:value="0.0202406957240344" calcext:value-type="float">
            <text:p>0.020240695724034</text:p>
          </table:table-cell>
          <table:table-cell table:formula="of:=([.I5]-[.I26])^2" office:value-type="float" office:value="0.00000746672612868819" calcext:value-type="float">
            <text:p>7.46672612868819E-06</text:p>
          </table:table-cell>
          <table:table-cell table:formula="of:=([.J5]-[.J26])^2" office:value-type="float" office:value="0.00228743719627573" calcext:value-type="float">
            <text:p>0.002287437196276</text:p>
          </table:table-cell>
          <table:table-cell table:formula="of:=([.K5]-[.K26])^2" office:value-type="float" office:value="0.0135779292368526" calcext:value-type="float">
            <text:p>0.013577929236853</text:p>
          </table:table-cell>
          <table:table-cell table:formula="of:=([.L5]-[.L26])^2" office:value-type="float" office:value="0.00405203954353029" calcext:value-type="float">
            <text:p>0.00405203954353</text:p>
          </table:table-cell>
          <table:table-cell table:formula="of:=([.M5]-[.M26])^2" office:value-type="float" office:value="0.0290533592860956" calcext:value-type="float">
            <text:p>0.029053359286096</text:p>
          </table:table-cell>
          <table:table-cell table:formula="of:=([.N5]-[.N26])^2" office:value-type="float" office:value="0.0154887642627818" calcext:value-type="float">
            <text:p>0.015488764262782</text:p>
          </table:table-cell>
          <table:table-cell/>
        </table:table-row>
        <table:table-row table:style-name="ro1">
          <table:table-cell table:formula="of:=([.A6]-[.A27])^2" office:value-type="float" office:value="0.000151527634290785" calcext:value-type="float">
            <text:p>0.000151527634291</text:p>
          </table:table-cell>
          <table:table-cell table:formula="of:=([.B6]-[.B27])^2" office:value-type="float" office:value="0.00329750747548415" calcext:value-type="float">
            <text:p>0.003297507475484</text:p>
          </table:table-cell>
          <table:table-cell table:formula="of:=([.C6]-[.C27])^2" office:value-type="float" office:value="0.00272253483517146" calcext:value-type="float">
            <text:p>0.002722534835171</text:p>
          </table:table-cell>
          <table:table-cell table:formula="of:=([.D6]-[.D27])^2" office:value-type="float" office:value="0.00543291457541937" calcext:value-type="float">
            <text:p>0.005432914575419</text:p>
          </table:table-cell>
          <table:table-cell table:formula="of:=([.E6]-[.E27])^2" office:value-type="float" office:value="0.00534595922154026" calcext:value-type="float">
            <text:p>0.00534595922154</text:p>
          </table:table-cell>
          <table:table-cell table:formula="of:=([.F6]-[.F27])^2" office:value-type="float" office:value="0.00214169086360801" calcext:value-type="float">
            <text:p>0.002141690863608</text:p>
          </table:table-cell>
          <table:table-cell table:formula="of:=([.G6]-[.G27])^2" office:value-type="float" office:value="0.00241169386039592" calcext:value-type="float">
            <text:p>0.002411693860396</text:p>
          </table:table-cell>
          <table:table-cell table:formula="of:=([.H6]-[.H27])^2" office:value-type="float" office:value="0.000908523456631337" calcext:value-type="float">
            <text:p>0.000908523456631</text:p>
          </table:table-cell>
          <table:table-cell table:formula="of:=([.I6]-[.I27])^2" office:value-type="float" office:value="0.00847016277894595" calcext:value-type="float">
            <text:p>0.008470162778946</text:p>
          </table:table-cell>
          <table:table-cell table:formula="of:=([.J6]-[.J27])^2" office:value-type="float" office:value="0.00274689215054398" calcext:value-type="float">
            <text:p>0.002746892150544</text:p>
          </table:table-cell>
          <table:table-cell table:formula="of:=([.K6]-[.K27])^2" office:value-type="float" office:value="0.0000185990794543941" calcext:value-type="float">
            <text:p>1.85990794543941E-05</text:p>
          </table:table-cell>
          <table:table-cell table:formula="of:=([.L6]-[.L27])^2" office:value-type="float" office:value="0.000652235733406833" calcext:value-type="float">
            <text:p>0.000652235733407</text:p>
          </table:table-cell>
          <table:table-cell table:formula="of:=([.M6]-[.M27])^2" office:value-type="float" office:value="0.0012917093040298" calcext:value-type="float">
            <text:p>0.00129170930403</text:p>
          </table:table-cell>
          <table:table-cell table:formula="of:=([.N6]-[.N27])^2" office:value-type="float" office:value="0.000929338943342485" calcext:value-type="float">
            <text:p>0.000929338943342</text:p>
          </table:table-cell>
          <table:table-cell/>
        </table:table-row>
        <table:table-row table:style-name="ro1">
          <table:table-cell table:formula="of:=([.A7]-[.A28])^2" office:value-type="float" office:value="0.00118150817044715" calcext:value-type="float">
            <text:p>0.001181508170447</text:p>
          </table:table-cell>
          <table:table-cell table:formula="of:=([.B7]-[.B28])^2" office:value-type="float" office:value="0.00157424643730296" calcext:value-type="float">
            <text:p>0.001574246437303</text:p>
          </table:table-cell>
          <table:table-cell table:formula="of:=([.C7]-[.C28])^2" office:value-type="float" office:value="0.00211506783604215" calcext:value-type="float">
            <text:p>0.002115067836042</text:p>
          </table:table-cell>
          <table:table-cell table:formula="of:=([.D7]-[.D28])^2" office:value-type="float" office:value="0.000340636860579474" calcext:value-type="float">
            <text:p>0.000340636860579</text:p>
          </table:table-cell>
          <table:table-cell table:formula="of:=([.E7]-[.E28])^2" office:value-type="float" office:value="0.00408856915683422" calcext:value-type="float">
            <text:p>0.004088569156834</text:p>
          </table:table-cell>
          <table:table-cell table:formula="of:=([.F7]-[.F28])^2" office:value-type="float" office:value="0.00312545174069842" calcext:value-type="float">
            <text:p>0.003125451740698</text:p>
          </table:table-cell>
          <table:table-cell table:formula="of:=([.G7]-[.G28])^2" office:value-type="float" office:value="0.00744773786133242" calcext:value-type="float">
            <text:p>0.007447737861332</text:p>
          </table:table-cell>
          <table:table-cell table:formula="of:=([.H7]-[.H28])^2" office:value-type="float" office:value="0.00360446154637949" calcext:value-type="float">
            <text:p>0.003604461546379</text:p>
          </table:table-cell>
          <table:table-cell table:formula="of:=([.I7]-[.I28])^2" office:value-type="float" office:value="0.00449489309351147" calcext:value-type="float">
            <text:p>0.004494893093511</text:p>
          </table:table-cell>
          <table:table-cell table:formula="of:=([.J7]-[.J28])^2" office:value-type="float" office:value="0.0063810319424331" calcext:value-type="float">
            <text:p>0.006381031942433</text:p>
          </table:table-cell>
          <table:table-cell table:formula="of:=([.K7]-[.K28])^2" office:value-type="float" office:value="0.000892813424592447" calcext:value-type="float">
            <text:p>0.000892813424592</text:p>
          </table:table-cell>
          <table:table-cell table:formula="of:=([.L7]-[.L28])^2" office:value-type="float" office:value="0.000164895130590327" calcext:value-type="float">
            <text:p>0.00016489513059</text:p>
          </table:table-cell>
          <table:table-cell table:formula="of:=([.M7]-[.M28])^2" office:value-type="float" office:value="0.0125604126865766" calcext:value-type="float">
            <text:p>0.012560412686577</text:p>
          </table:table-cell>
          <table:table-cell table:formula="of:=([.N7]-[.N28])^2" office:value-type="float" office:value="0.0133136190401136" calcext:value-type="float">
            <text:p>0.013313619040114</text:p>
          </table:table-cell>
          <table:table-cell/>
        </table:table-row>
        <table:table-row table:style-name="ro1">
          <table:table-cell table:formula="of:=([.A8]-[.A29])^2" office:value-type="float" office:value="0.000425763793848556" calcext:value-type="float">
            <text:p>0.000425763793849</text:p>
          </table:table-cell>
          <table:table-cell table:formula="of:=([.B8]-[.B29])^2" office:value-type="float" office:value="0.0000220387473312916" calcext:value-type="float">
            <text:p>2.20387473312916E-05</text:p>
          </table:table-cell>
          <table:table-cell table:formula="of:=([.C8]-[.C29])^2" office:value-type="float" office:value="0.00120464489217243" calcext:value-type="float">
            <text:p>0.001204644892172</text:p>
          </table:table-cell>
          <table:table-cell table:formula="of:=([.D8]-[.D29])^2" office:value-type="float" office:value="0.00260799959993808" calcext:value-type="float">
            <text:p>0.002607999599938</text:p>
          </table:table-cell>
          <table:table-cell table:formula="of:=([.E8]-[.E29])^2" office:value-type="float" office:value="0.00231669523842228" calcext:value-type="float">
            <text:p>0.002316695238422</text:p>
          </table:table-cell>
          <table:table-cell table:formula="of:=([.F8]-[.F29])^2" office:value-type="float" office:value="0.00000113731739240549" calcext:value-type="float">
            <text:p>1.13731739240549E-06</text:p>
          </table:table-cell>
          <table:table-cell table:formula="of:=([.G8]-[.G29])^2" office:value-type="float" office:value="0.0000273964424936268" calcext:value-type="float">
            <text:p>2.73964424936268E-05</text:p>
          </table:table-cell>
          <table:table-cell table:formula="of:=([.H8]-[.H29])^2" office:value-type="float" office:value="0.000126271465316102" calcext:value-type="float">
            <text:p>0.000126271465316</text:p>
          </table:table-cell>
          <table:table-cell table:formula="of:=([.I8]-[.I29])^2" office:value-type="float" office:value="0.00120811927639909" calcext:value-type="float">
            <text:p>0.001208119276399</text:p>
          </table:table-cell>
          <table:table-cell table:formula="of:=([.J8]-[.J29])^2" office:value-type="float" office:value="0.000125225635406004" calcext:value-type="float">
            <text:p>0.000125225635406</text:p>
          </table:table-cell>
          <table:table-cell table:formula="of:=([.K8]-[.K29])^2" office:value-type="float" office:value="0.000984125197791487" calcext:value-type="float">
            <text:p>0.000984125197791</text:p>
          </table:table-cell>
          <table:table-cell table:formula="of:=([.L8]-[.L29])^2" office:value-type="float" office:value="0.000938204220756151" calcext:value-type="float">
            <text:p>0.000938204220756</text:p>
          </table:table-cell>
          <table:table-cell table:formula="of:=([.M8]-[.M29])^2" office:value-type="float" office:value="0.000376867174158767" calcext:value-type="float">
            <text:p>0.000376867174159</text:p>
          </table:table-cell>
          <table:table-cell table:formula="of:=([.N8]-[.N29])^2" office:value-type="float" office:value="0.00120642168973987" calcext:value-type="float">
            <text:p>0.00120642168974</text:p>
          </table:table-cell>
          <table:table-cell/>
        </table:table-row>
        <table:table-row table:style-name="ro1">
          <table:table-cell table:formula="of:=([.A9]-[.A30])^2" office:value-type="float" office:value="0.00965487516405289" calcext:value-type="float">
            <text:p>0.009654875164053</text:p>
          </table:table-cell>
          <table:table-cell table:formula="of:=([.B9]-[.B30])^2" office:value-type="float" office:value="0.00877869119893809" calcext:value-type="float">
            <text:p>0.008778691198938</text:p>
          </table:table-cell>
          <table:table-cell table:formula="of:=([.C9]-[.C30])^2" office:value-type="float" office:value="0.000065526148821571" calcext:value-type="float">
            <text:p>6.5526148821571E-05</text:p>
          </table:table-cell>
          <table:table-cell table:formula="of:=([.D9]-[.D30])^2" office:value-type="float" office:value="0.0102833123423381" calcext:value-type="float">
            <text:p>0.010283312342338</text:p>
          </table:table-cell>
          <table:table-cell table:formula="of:=([.E9]-[.E30])^2" office:value-type="float" office:value="0.0113593540772996" calcext:value-type="float">
            <text:p>0.0113593540773</text:p>
          </table:table-cell>
          <table:table-cell table:formula="of:=([.F9]-[.F30])^2" office:value-type="float" office:value="0.0000343044422055454" calcext:value-type="float">
            <text:p>3.43044422055454E-05</text:p>
          </table:table-cell>
          <table:table-cell table:formula="of:=([.G9]-[.G30])^2" office:value-type="float" office:value="0.00143417217239688" calcext:value-type="float">
            <text:p>0.001434172172397</text:p>
          </table:table-cell>
          <table:table-cell table:formula="of:=([.H9]-[.H30])^2" office:value-type="float" office:value="0.00469543786619116" calcext:value-type="float">
            <text:p>0.004695437866191</text:p>
          </table:table-cell>
          <table:table-cell table:formula="of:=([.I9]-[.I30])^2" office:value-type="float" office:value="0.00000010059001228818" calcext:value-type="float">
            <text:p>1.0059001228818E-07</text:p>
          </table:table-cell>
          <table:table-cell table:formula="of:=([.J9]-[.J30])^2" office:value-type="float" office:value="0.0000177983677530271" calcext:value-type="float">
            <text:p>1.77983677530271E-05</text:p>
          </table:table-cell>
          <table:table-cell table:formula="of:=([.K9]-[.K30])^2" office:value-type="float" office:value="0.00740837934296227" calcext:value-type="float">
            <text:p>0.007408379342962</text:p>
          </table:table-cell>
          <table:table-cell table:formula="of:=([.L9]-[.L30])^2" office:value-type="float" office:value="0.00133733072325564" calcext:value-type="float">
            <text:p>0.001337330723256</text:p>
          </table:table-cell>
          <table:table-cell table:formula="of:=([.M9]-[.M30])^2" office:value-type="float" office:value="0.00516782796455562" calcext:value-type="float">
            <text:p>0.005167827964556</text:p>
          </table:table-cell>
          <table:table-cell table:formula="of:=([.N9]-[.N30])^2" office:value-type="float" office:value="0.0000918745546023296" calcext:value-type="float">
            <text:p>9.18745546023296E-05</text:p>
          </table:table-cell>
          <table:table-cell/>
        </table:table-row>
        <table:table-row table:style-name="ro1">
          <table:table-cell table:formula="of:=([.A10]-[.A31])^2" office:value-type="float" office:value="0.000967027456959901" calcext:value-type="float">
            <text:p>0.00096702745696</text:p>
          </table:table-cell>
          <table:table-cell table:formula="of:=([.B10]-[.B31])^2" office:value-type="float" office:value="0.00228723748027818" calcext:value-type="float">
            <text:p>0.002287237480278</text:p>
          </table:table-cell>
          <table:table-cell table:formula="of:=([.C10]-[.C31])^2" office:value-type="float" office:value="0.00131288822090467" calcext:value-type="float">
            <text:p>0.001312888220905</text:p>
          </table:table-cell>
          <table:table-cell table:formula="of:=([.D10]-[.D31])^2" office:value-type="float" office:value="0.000579344156941653" calcext:value-type="float">
            <text:p>0.000579344156942</text:p>
          </table:table-cell>
          <table:table-cell table:formula="of:=([.E10]-[.E31])^2" office:value-type="float" office:value="0.000608381615192714" calcext:value-type="float">
            <text:p>0.000608381615193</text:p>
          </table:table-cell>
          <table:table-cell table:formula="of:=([.F10]-[.F31])^2" office:value-type="float" office:value="0.000859128459780843" calcext:value-type="float">
            <text:p>0.000859128459781</text:p>
          </table:table-cell>
          <table:table-cell table:formula="of:=([.G10]-[.G31])^2" office:value-type="float" office:value="0.00140320205345539" calcext:value-type="float">
            <text:p>0.001403202053455</text:p>
          </table:table-cell>
          <table:table-cell table:formula="of:=([.H10]-[.H31])^2" office:value-type="float" office:value="0.00353849270285672" calcext:value-type="float">
            <text:p>0.003538492702857</text:p>
          </table:table-cell>
          <table:table-cell table:formula="of:=([.I10]-[.I31])^2" office:value-type="float" office:value="0.000101609257807433" calcext:value-type="float">
            <text:p>0.000101609257807</text:p>
          </table:table-cell>
          <table:table-cell table:formula="of:=([.J10]-[.J31])^2" office:value-type="float" office:value="0.000066523306563923" calcext:value-type="float">
            <text:p>6.6523306563923E-05</text:p>
          </table:table-cell>
          <table:table-cell table:formula="of:=([.K10]-[.K31])^2" office:value-type="float" office:value="0.00445715739212512" calcext:value-type="float">
            <text:p>0.004457157392125</text:p>
          </table:table-cell>
          <table:table-cell table:formula="of:=([.L10]-[.L31])^2" office:value-type="float" office:value="0.00020291980006535" calcext:value-type="float">
            <text:p>0.000202919800065</text:p>
          </table:table-cell>
          <table:table-cell table:formula="of:=([.M10]-[.M31])^2" office:value-type="float" office:value="0.00105477665576736" calcext:value-type="float">
            <text:p>0.001054776655767</text:p>
          </table:table-cell>
          <table:table-cell table:formula="of:=([.N10]-[.N31])^2" office:value-type="float" office:value="0.000781553559937305" calcext:value-type="float">
            <text:p>0.000781553559937</text:p>
          </table:table-cell>
          <table:table-cell/>
        </table:table-row>
        <table:table-row table:style-name="ro1">
          <table:table-cell table:formula="of:=([.A11]-[.A32])^2" office:value-type="float" office:value="0.0000138349763393239" calcext:value-type="float">
            <text:p>1.38349763393239E-05</text:p>
          </table:table-cell>
          <table:table-cell table:formula="of:=([.B11]-[.B32])^2" office:value-type="float" office:value="0.00458887103164569" calcext:value-type="float">
            <text:p>0.004588871031646</text:p>
          </table:table-cell>
          <table:table-cell table:formula="of:=([.C11]-[.C32])^2" office:value-type="float" office:value="0.00341875541734409" calcext:value-type="float">
            <text:p>0.003418755417344</text:p>
          </table:table-cell>
          <table:table-cell table:formula="of:=([.D11]-[.D32])^2" office:value-type="float" office:value="0.000963671946574991" calcext:value-type="float">
            <text:p>0.000963671946575</text:p>
          </table:table-cell>
          <table:table-cell table:formula="of:=([.E11]-[.E32])^2" office:value-type="float" office:value="0.00176472221548893" calcext:value-type="float">
            <text:p>0.001764722215489</text:p>
          </table:table-cell>
          <table:table-cell table:formula="of:=([.F11]-[.F32])^2" office:value-type="float" office:value="0.000013339517154447" calcext:value-type="float">
            <text:p>1.3339517154447E-05</text:p>
          </table:table-cell>
          <table:table-cell table:formula="of:=([.G11]-[.G32])^2" office:value-type="float" office:value="0.000194251978508577" calcext:value-type="float">
            <text:p>0.000194251978509</text:p>
          </table:table-cell>
          <table:table-cell table:formula="of:=([.H11]-[.H32])^2" office:value-type="float" office:value="0.000739195908362052" calcext:value-type="float">
            <text:p>0.000739195908362</text:p>
          </table:table-cell>
          <table:table-cell table:formula="of:=([.I11]-[.I32])^2" office:value-type="float" office:value="0.00562496336101918" calcext:value-type="float">
            <text:p>0.005624963361019</text:p>
          </table:table-cell>
          <table:table-cell table:formula="of:=([.J11]-[.J32])^2" office:value-type="float" office:value="0.00354252978748952" calcext:value-type="float">
            <text:p>0.00354252978749</text:p>
          </table:table-cell>
          <table:table-cell table:formula="of:=([.K11]-[.K32])^2" office:value-type="float" office:value="0.00183903381369165" calcext:value-type="float">
            <text:p>0.001839033813692</text:p>
          </table:table-cell>
          <table:table-cell table:formula="of:=([.L11]-[.L32])^2" office:value-type="float" office:value="0.0000509186125877394" calcext:value-type="float">
            <text:p>5.09186125877394E-05</text:p>
          </table:table-cell>
          <table:table-cell table:formula="of:=([.M11]-[.M32])^2" office:value-type="float" office:value="0.00424341283792183" calcext:value-type="float">
            <text:p>0.004243412837922</text:p>
          </table:table-cell>
          <table:table-cell table:formula="of:=([.N11]-[.N32])^2" office:value-type="float" office:value="0.00382978406396634" calcext:value-type="float">
            <text:p>0.003829784063966</text:p>
          </table:table-cell>
          <table:table-cell/>
        </table:table-row>
        <table:table-row table:style-name="ro1">
          <table:table-cell table:formula="of:=([.A12]-[.A33])^2" office:value-type="float" office:value="0.00215367015297289" calcext:value-type="float">
            <text:p>0.002153670152973</text:p>
          </table:table-cell>
          <table:table-cell table:formula="of:=([.B12]-[.B33])^2" office:value-type="float" office:value="0.000120522820321477" calcext:value-type="float">
            <text:p>0.000120522820321</text:p>
          </table:table-cell>
          <table:table-cell table:formula="of:=([.C12]-[.C33])^2" office:value-type="float" office:value="0.00168447979788792" calcext:value-type="float">
            <text:p>0.001684479797888</text:p>
          </table:table-cell>
          <table:table-cell table:formula="of:=([.D12]-[.D33])^2" office:value-type="float" office:value="0.0000443816410333343" calcext:value-type="float">
            <text:p>4.43816410333343E-05</text:p>
          </table:table-cell>
          <table:table-cell table:formula="of:=([.E12]-[.E33])^2" office:value-type="float" office:value="0.000178883535994825" calcext:value-type="float">
            <text:p>0.000178883535995</text:p>
          </table:table-cell>
          <table:table-cell table:formula="of:=([.F12]-[.F33])^2" office:value-type="float" office:value="0.000173357921825226" calcext:value-type="float">
            <text:p>0.000173357921825</text:p>
          </table:table-cell>
          <table:table-cell table:formula="of:=([.G12]-[.G33])^2" office:value-type="float" office:value="0.00202721418107843" calcext:value-type="float">
            <text:p>0.002027214181078</text:p>
          </table:table-cell>
          <table:table-cell table:formula="of:=([.H12]-[.H33])^2" office:value-type="float" office:value="0.0000562762534581805" calcext:value-type="float">
            <text:p>5.62762534581805E-05</text:p>
          </table:table-cell>
          <table:table-cell table:formula="of:=([.I12]-[.I33])^2" office:value-type="float" office:value="0.0000927063913213453" calcext:value-type="float">
            <text:p>9.27063913213453E-05</text:p>
          </table:table-cell>
          <table:table-cell table:formula="of:=([.J12]-[.J33])^2" office:value-type="float" office:value="0.000000451482570175505" calcext:value-type="float">
            <text:p>4.51482570175505E-07</text:p>
          </table:table-cell>
          <table:table-cell table:formula="of:=([.K12]-[.K33])^2" office:value-type="float" office:value="0.00653218654350037" calcext:value-type="float">
            <text:p>0.0065321865435</text:p>
          </table:table-cell>
          <table:table-cell table:formula="of:=([.L12]-[.L33])^2" office:value-type="float" office:value="0.00103016694532441" calcext:value-type="float">
            <text:p>0.001030166945324</text:p>
          </table:table-cell>
          <table:table-cell table:formula="of:=([.M12]-[.M33])^2" office:value-type="float" office:value="0.00392315403561898" calcext:value-type="float">
            <text:p>0.003923154035619</text:p>
          </table:table-cell>
          <table:table-cell table:formula="of:=([.N12]-[.N33])^2" office:value-type="float" office:value="0.00170067924403681" calcext:value-type="float">
            <text:p>0.001700679244037</text:p>
          </table:table-cell>
          <table:table-cell/>
        </table:table-row>
        <table:table-row table:style-name="ro1">
          <table:table-cell table:formula="of:=([.A13]-[.A34])^2" office:value-type="float" office:value="0.0293919518281899" calcext:value-type="float">
            <text:p>0.02939195182819</text:p>
          </table:table-cell>
          <table:table-cell table:formula="of:=([.B13]-[.B34])^2" office:value-type="float" office:value="0.0142037161678509" calcext:value-type="float">
            <text:p>0.014203716167851</text:p>
          </table:table-cell>
          <table:table-cell table:formula="of:=([.C13]-[.C34])^2" office:value-type="float" office:value="0.000208467470749041" calcext:value-type="float">
            <text:p>0.000208467470749</text:p>
          </table:table-cell>
          <table:table-cell table:formula="of:=([.D13]-[.D34])^2" office:value-type="float" office:value="0.00200537122591224" calcext:value-type="float">
            <text:p>0.002005371225912</text:p>
          </table:table-cell>
          <table:table-cell table:formula="of:=([.E13]-[.E34])^2" office:value-type="float" office:value="0.000303253951878127" calcext:value-type="float">
            <text:p>0.000303253951878</text:p>
          </table:table-cell>
          <table:table-cell table:formula="of:=([.F13]-[.F34])^2" office:value-type="float" office:value="0.00234090776672404" calcext:value-type="float">
            <text:p>0.002340907766724</text:p>
          </table:table-cell>
          <table:table-cell table:formula="of:=([.G13]-[.G34])^2" office:value-type="float" office:value="0.0201471558772507" calcext:value-type="float">
            <text:p>0.020147155877251</text:p>
          </table:table-cell>
          <table:table-cell table:formula="of:=([.H13]-[.H34])^2" office:value-type="float" office:value="0.00506131177202265" calcext:value-type="float">
            <text:p>0.005061311772023</text:p>
          </table:table-cell>
          <table:table-cell table:formula="of:=([.I13]-[.I34])^2" office:value-type="float" office:value="0.0115266710173884" calcext:value-type="float">
            <text:p>0.011526671017388</text:p>
          </table:table-cell>
          <table:table-cell table:formula="of:=([.J13]-[.J34])^2" office:value-type="float" office:value="0.00460690362395938" calcext:value-type="float">
            <text:p>0.004606903623959</text:p>
          </table:table-cell>
          <table:table-cell table:formula="of:=([.K13]-[.K34])^2" office:value-type="float" office:value="0.00315834298767157" calcext:value-type="float">
            <text:p>0.003158342987672</text:p>
          </table:table-cell>
          <table:table-cell table:formula="of:=([.L13]-[.L34])^2" office:value-type="float" office:value="0.00163031144917151" calcext:value-type="float">
            <text:p>0.001630311449172</text:p>
          </table:table-cell>
          <table:table-cell table:formula="of:=([.M13]-[.M34])^2" office:value-type="float" office:value="0.0206107471669297" calcext:value-type="float">
            <text:p>0.02061074716693</text:p>
          </table:table-cell>
          <table:table-cell table:formula="of:=([.N13]-[.N34])^2" office:value-type="float" office:value="0.0188123536686711" calcext:value-type="float">
            <text:p>0.018812353668671</text:p>
          </table:table-cell>
          <table:table-cell/>
        </table:table-row>
        <table:table-row table:style-name="ro1">
          <table:table-cell table:formula="of:=([.A14]-[.A35])^2" office:value-type="float" office:value="0.000802999736897071" calcext:value-type="float">
            <text:p>0.000802999736897</text:p>
          </table:table-cell>
          <table:table-cell table:formula="of:=([.B14]-[.B35])^2" office:value-type="float" office:value="0.00561379086082576" calcext:value-type="float">
            <text:p>0.005613790860826</text:p>
          </table:table-cell>
          <table:table-cell table:formula="of:=([.C14]-[.C35])^2" office:value-type="float" office:value="0.000233026216579695" calcext:value-type="float">
            <text:p>0.00023302621658</text:p>
          </table:table-cell>
          <table:table-cell table:formula="of:=([.D14]-[.D35])^2" office:value-type="float" office:value="0.00357686534914183" calcext:value-type="float">
            <text:p>0.003576865349142</text:p>
          </table:table-cell>
          <table:table-cell table:formula="of:=([.E14]-[.E35])^2" office:value-type="float" office:value="0.00220903635991876" calcext:value-type="float">
            <text:p>0.002209036359919</text:p>
          </table:table-cell>
          <table:table-cell table:formula="of:=([.F14]-[.F35])^2" office:value-type="float" office:value="0.00215572459656634" calcext:value-type="float">
            <text:p>0.002155724596566</text:p>
          </table:table-cell>
          <table:table-cell table:formula="of:=([.G14]-[.G35])^2" office:value-type="float" office:value="0.00319560390976552" calcext:value-type="float">
            <text:p>0.003195603909766</text:p>
          </table:table-cell>
          <table:table-cell table:formula="of:=([.H14]-[.H35])^2" office:value-type="float" office:value="0.0012109145685855" calcext:value-type="float">
            <text:p>0.001210914568586</text:p>
          </table:table-cell>
          <table:table-cell table:formula="of:=([.I14]-[.I35])^2" office:value-type="float" office:value="0.00137595105651132" calcext:value-type="float">
            <text:p>0.001375951056511</text:p>
          </table:table-cell>
          <table:table-cell table:formula="of:=([.J14]-[.J35])^2" office:value-type="float" office:value="0.0022954596837698" calcext:value-type="float">
            <text:p>0.00229545968377</text:p>
          </table:table-cell>
          <table:table-cell table:formula="of:=([.K14]-[.K35])^2" office:value-type="float" office:value="0.00563788487221559" calcext:value-type="float">
            <text:p>0.005637884872216</text:p>
          </table:table-cell>
          <table:table-cell table:formula="of:=([.L14]-[.L35])^2" office:value-type="float" office:value="0.00192176736668966" calcext:value-type="float">
            <text:p>0.00192176736669</text:p>
          </table:table-cell>
          <table:table-cell table:formula="of:=([.M14]-[.M35])^2" office:value-type="float" office:value="0.00110029752497032" calcext:value-type="float">
            <text:p>0.00110029752497</text:p>
          </table:table-cell>
          <table:table-cell table:formula="of:=([.N14]-[.N35])^2" office:value-type="float" office:value="0.000492498071637506" calcext:value-type="float">
            <text:p>0.000492498071638</text:p>
          </table:table-cell>
          <table:table-cell/>
        </table:table-row>
        <table:table-row table:style-name="ro1">
          <table:table-cell table:formula="of:=([.A15]-[.A36])^2" office:value-type="float" office:value="0.00216156318378191" calcext:value-type="float">
            <text:p>0.002161563183782</text:p>
          </table:table-cell>
          <table:table-cell table:formula="of:=([.B15]-[.B36])^2" office:value-type="float" office:value="0.00102987179243652" calcext:value-type="float">
            <text:p>0.001029871792437</text:p>
          </table:table-cell>
          <table:table-cell table:formula="of:=([.C15]-[.C36])^2" office:value-type="float" office:value="0.0000507332985894237" calcext:value-type="float">
            <text:p>5.07332985894237E-05</text:p>
          </table:table-cell>
          <table:table-cell table:formula="of:=([.D15]-[.D36])^2" office:value-type="float" office:value="0.0000227251506279455" calcext:value-type="float">
            <text:p>2.27251506279455E-05</text:p>
          </table:table-cell>
          <table:table-cell table:formula="of:=([.E15]-[.E36])^2" office:value-type="float" office:value="0.00113860768898942" calcext:value-type="float">
            <text:p>0.001138607688989</text:p>
          </table:table-cell>
          <table:table-cell table:formula="of:=([.F15]-[.F36])^2" office:value-type="float" office:value="0.0000591830726364759" calcext:value-type="float">
            <text:p>5.91830726364759E-05</text:p>
          </table:table-cell>
          <table:table-cell table:formula="of:=([.G15]-[.G36])^2" office:value-type="float" office:value="0.00091696467616289" calcext:value-type="float">
            <text:p>0.000916964676163</text:p>
          </table:table-cell>
          <table:table-cell table:formula="of:=([.H15]-[.H36])^2" office:value-type="float" office:value="0.00094867978976097" calcext:value-type="float">
            <text:p>0.000948679789761</text:p>
          </table:table-cell>
          <table:table-cell table:formula="of:=([.I15]-[.I36])^2" office:value-type="float" office:value="0.00241520234418068" calcext:value-type="float">
            <text:p>0.002415202344181</text:p>
          </table:table-cell>
          <table:table-cell table:formula="of:=([.J15]-[.J36])^2" office:value-type="float" office:value="0.000759305588809794" calcext:value-type="float">
            <text:p>0.00075930558881</text:p>
          </table:table-cell>
          <table:table-cell table:formula="of:=([.K15]-[.K36])^2" office:value-type="float" office:value="0.00232663046477494" calcext:value-type="float">
            <text:p>0.002326630464775</text:p>
          </table:table-cell>
          <table:table-cell table:formula="of:=([.L15]-[.L36])^2" office:value-type="float" office:value="0.00121343428895221" calcext:value-type="float">
            <text:p>0.001213434288952</text:p>
          </table:table-cell>
          <table:table-cell table:formula="of:=([.M15]-[.M36])^2" office:value-type="float" office:value="0.000420118084828262" calcext:value-type="float">
            <text:p>0.000420118084828</text:p>
          </table:table-cell>
          <table:table-cell table:formula="of:=([.N15]-[.N36])^2" office:value-type="float" office:value="0.00568001604485467" calcext:value-type="float">
            <text:p>0.005680016044855</text:p>
          </table:table-cell>
          <table:table-cell/>
        </table:table-row>
        <table:table-row table:style-name="ro1">
          <table:table-cell table:formula="of:=([.A16]-[.A37])^2" office:value-type="float" office:value="0.0288358679176456" calcext:value-type="float">
            <text:p>0.028835867917646</text:p>
          </table:table-cell>
          <table:table-cell table:formula="of:=([.B16]-[.B37])^2" office:value-type="float" office:value="0.00652749082506884" calcext:value-type="float">
            <text:p>0.006527490825069</text:p>
          </table:table-cell>
          <table:table-cell table:formula="of:=([.C16]-[.C37])^2" office:value-type="float" office:value="0.000411207547849233" calcext:value-type="float">
            <text:p>0.000411207547849</text:p>
          </table:table-cell>
          <table:table-cell table:formula="of:=([.D16]-[.D37])^2" office:value-type="float" office:value="0.000188645184928989" calcext:value-type="float">
            <text:p>0.000188645184929</text:p>
          </table:table-cell>
          <table:table-cell table:formula="of:=([.E16]-[.E37])^2" office:value-type="float" office:value="0.00110512166259112" calcext:value-type="float">
            <text:p>0.001105121662591</text:p>
          </table:table-cell>
          <table:table-cell table:formula="of:=([.F16]-[.F37])^2" office:value-type="float" office:value="0.00403660388973833" calcext:value-type="float">
            <text:p>0.004036603889738</text:p>
          </table:table-cell>
          <table:table-cell table:formula="of:=([.G16]-[.G37])^2" office:value-type="float" office:value="0.0207953534841824" calcext:value-type="float">
            <text:p>0.020795353484182</text:p>
          </table:table-cell>
          <table:table-cell table:formula="of:=([.H16]-[.H37])^2" office:value-type="float" office:value="0.00300260652945025" calcext:value-type="float">
            <text:p>0.00300260652945</text:p>
          </table:table-cell>
          <table:table-cell table:formula="of:=([.I16]-[.I37])^2" office:value-type="float" office:value="0.00827660184798694" calcext:value-type="float">
            <text:p>0.008276601847987</text:p>
          </table:table-cell>
          <table:table-cell table:formula="of:=([.J16]-[.J37])^2" office:value-type="float" office:value="0.000219720196815096" calcext:value-type="float">
            <text:p>0.000219720196815</text:p>
          </table:table-cell>
          <table:table-cell table:formula="of:=([.K16]-[.K37])^2" office:value-type="float" office:value="0.0136878755707681" calcext:value-type="float">
            <text:p>0.013687875570768</text:p>
          </table:table-cell>
          <table:table-cell table:formula="of:=([.L16]-[.L37])^2" office:value-type="float" office:value="0.00618635750827102" calcext:value-type="float">
            <text:p>0.006186357508271</text:p>
          </table:table-cell>
          <table:table-cell table:formula="of:=([.M16]-[.M37])^2" office:value-type="float" office:value="0.0151764132247499" calcext:value-type="float">
            <text:p>0.01517641322475</text:p>
          </table:table-cell>
          <table:table-cell table:formula="of:=([.N16]-[.N37])^2" office:value-type="float" office:value="0.0122770670758809" calcext:value-type="float">
            <text:p>0.012277067075881</text:p>
          </table:table-cell>
          <table:table-cell/>
        </table:table-row>
        <table:table-row table:style-name="ro1">
          <table:table-cell table:formula="of:=([.A17]-[.A38])^2" office:value-type="float" office:value="0.0000902103903801196" calcext:value-type="float">
            <text:p>9.02103903801196E-05</text:p>
          </table:table-cell>
          <table:table-cell table:formula="of:=([.B17]-[.B38])^2" office:value-type="float" office:value="0.0592684201916539" calcext:value-type="float">
            <text:p>0.059268420191654</text:p>
          </table:table-cell>
          <table:table-cell table:formula="of:=([.C17]-[.C38])^2" office:value-type="float" office:value="0.0275475985123441" calcext:value-type="float">
            <text:p>0.027547598512344</text:p>
          </table:table-cell>
          <table:table-cell table:formula="of:=([.D17]-[.D38])^2" office:value-type="float" office:value="0.000159286547598829" calcext:value-type="float">
            <text:p>0.000159286547599</text:p>
          </table:table-cell>
          <table:table-cell table:formula="of:=([.E17]-[.E38])^2" office:value-type="float" office:value="0.000236441120985985" calcext:value-type="float">
            <text:p>0.000236441120986</text:p>
          </table:table-cell>
          <table:table-cell table:formula="of:=([.F17]-[.F38])^2" office:value-type="float" office:value="0.0000122758661467699" calcext:value-type="float">
            <text:p>1.22758661467699E-05</text:p>
          </table:table-cell>
          <table:table-cell table:formula="of:=([.G17]-[.G38])^2" office:value-type="float" office:value="0.00113296396404005" calcext:value-type="float">
            <text:p>0.00113296396404</text:p>
          </table:table-cell>
          <table:table-cell table:formula="of:=([.H17]-[.H38])^2" office:value-type="float" office:value="0.00776030009902662" calcext:value-type="float">
            <text:p>0.007760300099027</text:p>
          </table:table-cell>
          <table:table-cell table:formula="of:=([.I17]-[.I38])^2" office:value-type="float" office:value="0.0214769248043917" calcext:value-type="float">
            <text:p>0.021476924804392</text:p>
          </table:table-cell>
          <table:table-cell table:formula="of:=([.J17]-[.J38])^2" office:value-type="float" office:value="0.0109565153066561" calcext:value-type="float">
            <text:p>0.010956515306656</text:p>
          </table:table-cell>
          <table:table-cell table:formula="of:=([.K17]-[.K38])^2" office:value-type="float" office:value="0.0721684280856176" calcext:value-type="float">
            <text:p>0.072168428085618</text:p>
          </table:table-cell>
          <table:table-cell table:formula="of:=([.L17]-[.L38])^2" office:value-type="float" office:value="0.00307479059751052" calcext:value-type="float">
            <text:p>0.003074790597511</text:p>
          </table:table-cell>
          <table:table-cell table:formula="of:=([.M17]-[.M38])^2" office:value-type="float" office:value="0.0219681691350327" calcext:value-type="float">
            <text:p>0.021968169135033</text:p>
          </table:table-cell>
          <table:table-cell table:formula="of:=([.N17]-[.N38])^2" office:value-type="float" office:value="0.00309457974562117" calcext:value-type="float">
            <text:p>0.003094579745621</text:p>
          </table:table-cell>
          <table:table-cell/>
        </table:table-row>
        <table:table-row table:style-name="ro1">
          <table:table-cell table:formula="of:=([.A18]-[.A39])^2" office:value-type="float" office:value="0.0177366743164325" calcext:value-type="float">
            <text:p>0.017736674316433</text:p>
          </table:table-cell>
          <table:table-cell table:formula="of:=([.B18]-[.B39])^2" office:value-type="float" office:value="0.031641225368535" calcext:value-type="float">
            <text:p>0.031641225368535</text:p>
          </table:table-cell>
          <table:table-cell table:formula="of:=([.C18]-[.C39])^2" office:value-type="float" office:value="0.000809451706577361" calcext:value-type="float">
            <text:p>0.000809451706577</text:p>
          </table:table-cell>
          <table:table-cell table:formula="of:=([.D18]-[.D39])^2" office:value-type="float" office:value="0.00510634519946184" calcext:value-type="float">
            <text:p>0.005106345199462</text:p>
          </table:table-cell>
          <table:table-cell table:formula="of:=([.E18]-[.E39])^2" office:value-type="float" office:value="0.00193489400845959" calcext:value-type="float">
            <text:p>0.00193489400846</text:p>
          </table:table-cell>
          <table:table-cell table:formula="of:=([.F18]-[.F39])^2" office:value-type="float" office:value="0.00045247926471809" calcext:value-type="float">
            <text:p>0.000452479264718</text:p>
          </table:table-cell>
          <table:table-cell table:formula="of:=([.G18]-[.G39])^2" office:value-type="float" office:value="0.00308300275422856" calcext:value-type="float">
            <text:p>0.003083002754229</text:p>
          </table:table-cell>
          <table:table-cell table:formula="of:=([.H18]-[.H39])^2" office:value-type="float" office:value="0.0131775186922261" calcext:value-type="float">
            <text:p>0.013177518692226</text:p>
          </table:table-cell>
          <table:table-cell table:formula="of:=([.I18]-[.I39])^2" office:value-type="float" office:value="0.00841411872964597" calcext:value-type="float">
            <text:p>0.008414118729646</text:p>
          </table:table-cell>
          <table:table-cell table:formula="of:=([.J18]-[.J39])^2" office:value-type="float" office:value="0.00162202871407935" calcext:value-type="float">
            <text:p>0.001622028714079</text:p>
          </table:table-cell>
          <table:table-cell table:formula="of:=([.K18]-[.K39])^2" office:value-type="float" office:value="0.00713136409051488" calcext:value-type="float">
            <text:p>0.007131364090515</text:p>
          </table:table-cell>
          <table:table-cell table:formula="of:=([.L18]-[.L39])^2" office:value-type="float" office:value="0.00000335325443197056" calcext:value-type="float">
            <text:p>3.35325443197056E-06</text:p>
          </table:table-cell>
          <table:table-cell table:formula="of:=([.M18]-[.M39])^2" office:value-type="float" office:value="0.00102929351538428" calcext:value-type="float">
            <text:p>0.001029293515384</text:p>
          </table:table-cell>
          <table:table-cell table:formula="of:=([.N18]-[.N39])^2" office:value-type="float" office:value="0.00933887604384957" calcext:value-type="float">
            <text:p>0.00933887604385</text:p>
          </table:table-cell>
          <table:table-cell/>
        </table:table-row>
        <table:table-row table:style-name="ro1">
          <table:table-cell table:formula="of:=([.A19]-[.A40])^2" office:value-type="float" office:value="0.0000300464711399616" calcext:value-type="float">
            <text:p>3.00464711399616E-05</text:p>
          </table:table-cell>
          <table:table-cell table:formula="of:=([.B19]-[.B40])^2" office:value-type="float" office:value="0.00150693032870562" calcext:value-type="float">
            <text:p>0.001506930328706</text:p>
          </table:table-cell>
          <table:table-cell table:formula="of:=([.C19]-[.C40])^2" office:value-type="float" office:value="0.00000361681667669058" calcext:value-type="float">
            <text:p>3.61681667669058E-06</text:p>
          </table:table-cell>
          <table:table-cell table:formula="of:=([.D19]-[.D40])^2" office:value-type="float" office:value="0.00199308930257361" calcext:value-type="float">
            <text:p>0.001993089302574</text:p>
          </table:table-cell>
          <table:table-cell table:formula="of:=([.E19]-[.E40])^2" office:value-type="float" office:value="0.0071699960615089" calcext:value-type="float">
            <text:p>0.007169996061509</text:p>
          </table:table-cell>
          <table:table-cell table:formula="of:=([.F19]-[.F40])^2" office:value-type="float" office:value="0.000963066180957073" calcext:value-type="float">
            <text:p>0.000963066180957</text:p>
          </table:table-cell>
          <table:table-cell table:formula="of:=([.G19]-[.G40])^2" office:value-type="float" office:value="0.00222872012460418" calcext:value-type="float">
            <text:p>0.002228720124604</text:p>
          </table:table-cell>
          <table:table-cell table:formula="of:=([.H19]-[.H40])^2" office:value-type="float" office:value="0.0000206834843288071" calcext:value-type="float">
            <text:p>2.06834843288071E-05</text:p>
          </table:table-cell>
          <table:table-cell table:formula="of:=([.I19]-[.I40])^2" office:value-type="float" office:value="0.00826250060495451" calcext:value-type="float">
            <text:p>0.008262500604955</text:p>
          </table:table-cell>
          <table:table-cell table:formula="of:=([.J19]-[.J40])^2" office:value-type="float" office:value="0.00362866772405366" calcext:value-type="float">
            <text:p>0.003628667724054</text:p>
          </table:table-cell>
          <table:table-cell table:formula="of:=([.K19]-[.K40])^2" office:value-type="float" office:value="0.00456422618629713" calcext:value-type="float">
            <text:p>0.004564226186297</text:p>
          </table:table-cell>
          <table:table-cell table:formula="of:=([.L19]-[.L40])^2" office:value-type="float" office:value="0.00238640101655602" calcext:value-type="float">
            <text:p>0.002386401016556</text:p>
          </table:table-cell>
          <table:table-cell table:formula="of:=([.M19]-[.M40])^2" office:value-type="float" office:value="0.0000295423401805344" calcext:value-type="float">
            <text:p>2.95423401805344E-05</text:p>
          </table:table-cell>
          <table:table-cell table:formula="of:=([.N19]-[.N40])^2" office:value-type="float" office:value="0.00753023965506282" calcext:value-type="float">
            <text:p>0.007530239655063</text:p>
          </table:table-cell>
          <table:table-cell/>
        </table:table-row>
        <table:table-row table:style-name="ro1">
          <table:table-cell table:formula="of:=([.A20]-[.A41])^2" office:value-type="float" office:value="0.00186059124302964" calcext:value-type="float">
            <text:p>0.00186059124303</text:p>
          </table:table-cell>
          <table:table-cell table:formula="of:=([.B20]-[.B41])^2" office:value-type="float" office:value="0.000800385757869429" calcext:value-type="float">
            <text:p>0.000800385757869</text:p>
          </table:table-cell>
          <table:table-cell table:formula="of:=([.C20]-[.C41])^2" office:value-type="float" office:value="0.000370326065031348" calcext:value-type="float">
            <text:p>0.000370326065031</text:p>
          </table:table-cell>
          <table:table-cell table:formula="of:=([.D20]-[.D41])^2" office:value-type="float" office:value="0.0000232542456765815" calcext:value-type="float">
            <text:p>2.32542456765815E-05</text:p>
          </table:table-cell>
          <table:table-cell table:formula="of:=([.E20]-[.E41])^2" office:value-type="float" office:value="0.00181531486061608" calcext:value-type="float">
            <text:p>0.001815314860616</text:p>
          </table:table-cell>
          <table:table-cell table:formula="of:=([.F20]-[.F41])^2" office:value-type="float" office:value="0.000279116341470119" calcext:value-type="float">
            <text:p>0.00027911634147</text:p>
          </table:table-cell>
          <table:table-cell table:formula="of:=([.G20]-[.G41])^2" office:value-type="float" office:value="0.00246293562077613" calcext:value-type="float">
            <text:p>0.002462935620776</text:p>
          </table:table-cell>
          <table:table-cell table:formula="of:=([.H20]-[.H41])^2" office:value-type="float" office:value="0.0003598852318881" calcext:value-type="float">
            <text:p>0.000359885231888</text:p>
          </table:table-cell>
          <table:table-cell table:formula="of:=([.I20]-[.I41])^2" office:value-type="float" office:value="0.00389871015803282" calcext:value-type="float">
            <text:p>0.003898710158033</text:p>
          </table:table-cell>
          <table:table-cell table:formula="of:=([.J20]-[.J41])^2" office:value-type="float" office:value="0.0020871704311303" calcext:value-type="float">
            <text:p>0.00208717043113</text:p>
          </table:table-cell>
          <table:table-cell table:formula="of:=([.K20]-[.K41])^2" office:value-type="float" office:value="0.00524432956529918" calcext:value-type="float">
            <text:p>0.005244329565299</text:p>
          </table:table-cell>
          <table:table-cell table:formula="of:=([.L20]-[.L41])^2" office:value-type="float" office:value="0.00166494899222446" calcext:value-type="float">
            <text:p>0.001664948992224</text:p>
          </table:table-cell>
          <table:table-cell table:formula="of:=([.M20]-[.M41])^2" office:value-type="float" office:value="0.00158576617957021" calcext:value-type="float">
            <text:p>0.00158576617957</text:p>
          </table:table-cell>
          <table:table-cell table:formula="of:=([.N20]-[.N41])^2" office:value-type="float" office:value="0.00804766806324884" calcext:value-type="float">
            <text:p>0.008047668063249</text:p>
          </table:table-cell>
          <table:table-cell/>
        </table:table-row>
        <table:table-row table:style-name="ro1">
          <table:table-cell table:formula="of:=([.A21]-[.A42])^2" office:value-type="float" office:value="0.00150852801529256" calcext:value-type="float">
            <text:p>0.001508528015293</text:p>
          </table:table-cell>
          <table:table-cell table:formula="of:=([.B21]-[.B42])^2" office:value-type="float" office:value="0.00488088675291659" calcext:value-type="float">
            <text:p>0.004880886752917</text:p>
          </table:table-cell>
          <table:table-cell table:formula="of:=([.C21]-[.C42])^2" office:value-type="float" office:value="0.00271559759870717" calcext:value-type="float">
            <text:p>0.002715597598707</text:p>
          </table:table-cell>
          <table:table-cell table:formula="of:=([.D21]-[.D42])^2" office:value-type="float" office:value="0.000103827584822359" calcext:value-type="float">
            <text:p>0.000103827584822</text:p>
          </table:table-cell>
          <table:table-cell table:formula="of:=([.E21]-[.E42])^2" office:value-type="float" office:value="0.00118495891793429" calcext:value-type="float">
            <text:p>0.001184958917934</text:p>
          </table:table-cell>
          <table:table-cell table:formula="of:=([.F21]-[.F42])^2" office:value-type="float" office:value="0.00045484656401572" calcext:value-type="float">
            <text:p>0.000454846564016</text:p>
          </table:table-cell>
          <table:table-cell table:formula="of:=([.G21]-[.G42])^2" office:value-type="float" office:value="0.000000411160923708584" calcext:value-type="float">
            <text:p>4.11160923708584E-07</text:p>
          </table:table-cell>
          <table:table-cell table:formula="of:=([.H21]-[.H42])^2" office:value-type="float" office:value="0.000334799240146813" calcext:value-type="float">
            <text:p>0.000334799240147</text:p>
          </table:table-cell>
          <table:table-cell table:formula="of:=([.I21]-[.I42])^2" office:value-type="float" office:value="0.000559894665821827" calcext:value-type="float">
            <text:p>0.000559894665822</text:p>
          </table:table-cell>
          <table:table-cell table:formula="of:=([.J21]-[.J42])^2" office:value-type="float" office:value="0.000506614705526597" calcext:value-type="float">
            <text:p>0.000506614705527</text:p>
          </table:table-cell>
          <table:table-cell table:formula="of:=([.K21]-[.K42])^2" office:value-type="float" office:value="0.0160819636552288" calcext:value-type="float">
            <text:p>0.016081963655229</text:p>
          </table:table-cell>
          <table:table-cell table:formula="of:=([.L21]-[.L42])^2" office:value-type="float" office:value="0.00241633861815118" calcext:value-type="float">
            <text:p>0.002416338618151</text:p>
          </table:table-cell>
          <table:table-cell table:formula="of:=([.M21]-[.M42])^2" office:value-type="float" office:value="0.00202279819095" calcext:value-type="float">
            <text:p>0.00202279819095</text:p>
          </table:table-cell>
          <table:table-cell table:formula="of:=([.N21]-[.N42])^2" office:value-type="float" office:value="0.00274747871001611" calcext:value-type="float">
            <text:p>0.002747478710016</text:p>
          </table:table-cell>
          <table:table-cell/>
        </table:table-row>
        <table:table-row table:style-name="ro1">
          <table:table-cell table:number-columns-repeated="14"/>
          <table:table-cell table:formula="of:=AVERAGE([.A44:.N63])" office:value-type="float" office:value="0.0052519603227503" calcext:value-type="float">
            <text:p>0.00525196032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6T01:00:51.641455299</dc:date>
    <meta:editing-duration>PT4M21S</meta:editing-duration>
    <meta:editing-cycles>1</meta:editing-cycles>
    <meta:document-statistic meta:table-count="1" meta:cell-count="855" meta:object-count="0"/>
    <meta:generator>LibreOffice/6.2.5.2$Linux_X86_64 LibreOffice_project/20$Build-2</meta:generator>
  </office:meta>
</office:document-meta>
</file>